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00000025C0000027AE35BE73A24AA82B1.gif" manifest:media-type="image/gi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3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56124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3a2834" officeooo:paragraph-rsid="003a2834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paragraph-properties fo:margin-left="0cm" fo:margin-right="0cm" fo:margin-top="0.199cm" fo:margin-bottom="0.101cm" style:contextual-spacing="false" fo:text-indent="0cm" style:auto-text-indent="false"/>
      <style:text-properties officeooo:paragraph-rsid="00304fa9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9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6a4932"/>
    </style:style>
    <style:style style:name="P30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6b10e9"/>
    </style:style>
    <style:style style:name="P31" style:family="paragraph" style:parent-style-name="FILET_5f_POINTILLES">
      <style:paragraph-properties fo:margin-top="0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e981f" fo:background-color="transparent" style:font-name-asian="OpenSymbol" style:font-style-asian="normal" style:font-name-complex="OpenSymbol" style:font-style-complex="normal"/>
    </style:style>
    <style:style style:name="P32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e981f" fo:background-color="transparent" style:font-name-asian="OpenSymbol" style:font-style-asian="normal" style:font-name-complex="OpenSymbol" style:font-style-complex="normal"/>
    </style:style>
    <style:style style:name="P33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f9cf8" fo:background-color="transparent" style:font-name-asian="OpenSymbol" style:font-style-asian="normal" style:font-name-complex="OpenSymbol" style:font-style-complex="normal"/>
    </style:style>
    <style:style style:name="P34" style:family="paragraph" style:parent-style-name="FILET_5f_POINTILLES">
      <style:paragraph-properties fo:margin-top="0cm" fo:margin-bottom="0cm" style:contextual-spacing="false" fo:line-height="100%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f9cf8" fo:background-color="transparent" style:font-name-asian="OpenSymbol" style:font-style-asian="normal" style:font-name-complex="OpenSymbol" style:font-style-complex="normal"/>
    </style:style>
    <style:style style:name="P35" style:family="paragraph" style:parent-style-name="_5f_Paragraphe_20_livret_20_">
      <style:paragraph-properties fo:margin-top="0cm" fo:margin-bottom="0cm" style:contextual-spacing="false"/>
    </style:style>
    <style:style style:name="P36" style:family="paragraph" style:parent-style-name="_5f_Paragraphe_20_livret_20_">
      <style:paragraph-properties fo:margin-top="0cm" fo:margin-bottom="0cm" style:contextual-spacing="false"/>
      <style:text-properties fo:font-size="12pt" officeooo:paragraph-rsid="006b10e9" style:font-size-asian="12pt" style:font-size-complex="12pt"/>
    </style:style>
    <style:style style:name="P37" style:family="paragraph" style:parent-style-name="_5f_Paragraphe_20_livret_20_">
      <style:paragraph-properties fo:margin-top="0cm" fo:margin-bottom="0cm" style:contextual-spacing="false"/>
      <style:text-properties officeooo:paragraph-rsid="006999a4"/>
    </style:style>
    <style:style style:name="P38" style:family="paragraph" style:parent-style-name="_5f_Paragraphe_20_livret_20_">
      <style:paragraph-properties fo:margin-top="0cm" fo:margin-bottom="0cm" style:contextual-spacing="false"/>
      <style:text-properties officeooo:paragraph-rsid="006a4932"/>
    </style:style>
    <style:style style:name="P39" style:family="paragraph" style:parent-style-name="_5f_Paragraphe_20_livret_20_">
      <style:paragraph-properties fo:margin-top="0cm" fo:margin-bottom="0cm" style:contextual-spacing="false"/>
      <style:text-properties officeooo:paragraph-rsid="006b10e9"/>
    </style:style>
    <style:style style:name="P40" style:family="paragraph" style:parent-style-name="_5f_Paragraphe_20_livret">
      <style:paragraph-properties fo:margin-top="0cm" fo:margin-bottom="0cm" style:contextual-spacing="false"/>
    </style:style>
    <style:style style:name="P41" style:family="paragraph" style:parent-style-name="_5f_Paragraphe_20_livret_20_">
      <style:paragraph-properties fo:margin-top="0.101cm" fo:margin-bottom="0.101cm" style:contextual-spacing="false"/>
      <style:text-properties officeooo:paragraph-rsid="006a4932"/>
    </style:style>
    <style:style style:name="P42" style:family="paragraph" style:parent-style-name="_5f_Paragraphe_20_livret_20_">
      <style:text-properties officeooo:paragraph-rsid="006b10e9"/>
    </style:style>
    <style:style style:name="P43" style:family="paragraph" style:parent-style-name="_5f_Paragraphe_20_livret_20_">
      <style:text-properties officeooo:paragraph-rsid="00439b9f"/>
    </style:style>
    <style:style style:name="P44" style:family="paragraph" style:parent-style-name="_5f_Paragraphe_20_livret_20_">
      <style:paragraph-properties fo:margin-top="0cm" fo:margin-bottom="0.199cm" style:contextual-spacing="false"/>
      <style:text-properties officeooo:paragraph-rsid="006b10e9"/>
    </style:style>
    <style:style style:name="P45" style:family="paragraph" style:parent-style-name="FILET_5f_POINTILLES">
      <style:text-properties fo:color="#b3b3b3" loext:opacity="100%" style:text-position="0% 100%" style:font-name="Bitstream Vera Sans1" fo:font-size="10pt" fo:font-style="normal" officeooo:paragraph-rsid="006f9cf8" fo:background-color="transparent" style:font-name-asian="OpenSymbol" style:font-style-asian="normal" style:font-name-complex="OpenSymbol" style:font-style-complex="normal"/>
    </style:style>
    <style:style style:name="P46" style:family="paragraph" style:parent-style-name="FILET_5f_POINTILLES">
      <style:text-properties officeooo:paragraph-rsid="0059527b"/>
    </style:style>
    <style:style style:name="P47" style:family="paragraph" style:parent-style-name="_5f_Paragraphe_20_livret_20_réponse_20_pointillé">
      <style:text-properties officeooo:rsid="003cc8bc" officeooo:paragraph-rsid="003cc8bc"/>
    </style:style>
    <style:style style:name="P48" style:family="paragraph" style:parent-style-name="_5f_Paragraphe_20_livret_20_réponse_20_pointillé">
      <style:text-properties officeooo:rsid="003cc8bc" officeooo:paragraph-rsid="004c76a1"/>
    </style:style>
    <style:style style:name="P49" style:family="paragraph" style:parent-style-name="_5f_Paragraphe_20_livret">
      <style:text-properties officeooo:rsid="003cc8bc" officeooo:paragraph-rsid="003cc8bc"/>
    </style:style>
    <style:style style:name="P50" style:family="paragraph" style:parent-style-name="_5f_Paragraphe_20_livret_20_">
      <style:paragraph-properties fo:margin-top="6.8cm" fo:margin-bottom="0.101cm" style:contextual-spacing="false"/>
    </style:style>
    <style:style style:name="P51" style:family="paragraph" style:parent-style-name="_5f_Paragraphe_20_livret">
      <style:paragraph-properties fo:margin-top="0cm" fo:margin-bottom="0.101cm" style:contextual-spacing="false"/>
      <style:text-properties officeooo:paragraph-rsid="003cc8bc"/>
    </style:style>
    <style:style style:name="P52" style:family="paragraph" style:parent-style-name="_5f_Paragraphe_20_livret_20_">
      <style:paragraph-properties fo:margin-top="0.101cm" fo:margin-bottom="0cm" style:contextual-spacing="false"/>
      <style:text-properties officeooo:rsid="004211a2" officeooo:paragraph-rsid="004211a2"/>
    </style:style>
    <style:style style:name="P53" style:family="paragraph" style:parent-style-name="Standard">
      <style:paragraph-properties fo:margin-top="0.76cm" fo:margin-bottom="0.101cm" style:contextual-spacing="false" fo:text-align="justify" style:justify-single-word="false"/>
      <style:text-properties officeooo:rsid="004211a2" officeooo:paragraph-rsid="004211a2"/>
    </style:style>
    <style:style style:name="P54" style:family="paragraph" style:parent-style-name="Exo_5f_Num" style:list-style-name="Num_5f_Exo">
      <style:paragraph-properties fo:margin-top="0.42cm" fo:margin-bottom="0.101cm" style:contextual-spacing="false"/>
      <style:text-properties officeooo:paragraph-rsid="004211a2"/>
    </style:style>
    <style:style style:name="P55" style:family="paragraph" style:parent-style-name="Exo_5f_Num" style:list-style-name="">
      <style:paragraph-properties fo:margin-top="1.199cm" fo:margin-bottom="0.199cm" style:contextual-spacing="false" fo:line-height="115%"/>
      <style:text-properties fo:color="#000000" loext:opacity="100%" style:font-name="Bitstream Vera Sans2" fo:font-size="9pt" style:text-underline-style="none" fo:font-weight="normal" officeooo:paragraph-rsid="0072262f" style:font-size-asian="9pt" style:font-weight-asian="normal" style:font-size-complex="9pt" style:font-weight-complex="normal"/>
    </style:style>
    <style:style style:name="P56" style:family="paragraph" style:parent-style-name="Exo_5f_Num" style:list-style-name="">
      <style:paragraph-properties fo:margin-top="1.199cm" fo:margin-bottom="0.199cm" style:contextual-spacing="false" fo:line-height="115%" fo:text-align="justify" style:justify-single-word="false">
        <style:tab-stops/>
      </style:paragraph-properties>
      <style:text-properties fo:color="#000000" loext:opacity="100%" style:font-name="Bitstream Vera Sans2" fo:font-size="10pt" style:text-underline-style="none" fo:font-weight="normal" officeooo:paragraph-rsid="0072262f" style:font-size-asian="10pt" style:font-weight-asian="normal" style:font-size-complex="10pt" style:font-weight-complex="normal"/>
    </style:style>
    <style:style style:name="P57" style:family="paragraph" style:parent-style-name="Exo_5f_Num" style:list-style-name="Num_5f_Exo">
      <style:paragraph-properties fo:margin-top="1.199cm" fo:margin-bottom="0.199cm" style:contextual-spacing="false" fo:line-height="115%" fo:break-before="page"/>
      <style:text-properties officeooo:paragraph-rsid="0072262f"/>
    </style:style>
    <style:style style:name="P58" style:family="paragraph" style:parent-style-name="Exo_5f_Num" style:list-style-name="liste_5f_abc">
      <style:paragraph-properties fo:margin-top="0.101cm" fo:margin-bottom="0cm" style:contextual-spacing="false"/>
      <style:text-properties fo:color="#000000" loext:opacity="100%" style:font-name="Bitstream Vera Sans1" fo:font-size="10pt" fo:font-style="normal" style:text-underline-style="none" fo:font-weight="normal" officeooo:rsid="004211a2" officeooo:paragraph-rsid="003bb9e6" style:font-size-asian="9pt" style:font-style-asian="normal" style:font-weight-asian="normal" style:font-size-complex="9pt" style:font-weight-complex="normal"/>
    </style:style>
    <style:style style:name="P59" style:family="paragraph" style:parent-style-name="FILET_5f_POINTILLES" style:list-style-name="liste_5f_abc">
      <style:paragraph-properties fo:margin-top="0cm" fo:margin-bottom="0cm" style:contextual-spacing="false"/>
      <style:text-properties officeooo:rsid="003cc8bc" officeooo:paragraph-rsid="0059527b"/>
    </style:style>
    <style:style style:name="P60" style:family="paragraph" style:parent-style-name="Standard" style:list-style-name="Num_5f_Exo">
      <style:paragraph-properties fo:margin-top="0.76cm" fo:margin-bottom="0.101cm" style:contextual-spacing="false" fo:text-align="justify" style:justify-single-word="false"/>
      <style:text-properties officeooo:rsid="004211a2" officeooo:paragraph-rsid="004211a2"/>
    </style:style>
    <style:style style:name="P61" style:family="paragraph" style:parent-style-name="_5f_Paragraphe_20_livret" style:list-style-name="liste_5f_abc">
      <style:text-properties officeooo:rsid="003cc8bc" officeooo:paragraph-rsid="003cc8bc"/>
    </style:style>
    <style:style style:name="P62" style:family="paragraph" style:parent-style-name="_5f_Paragraphe_20_livret" style:list-style-name="liste_5f_abc">
      <style:paragraph-properties fo:margin-top="0.199cm" fo:margin-bottom="0cm" style:contextual-spacing="false"/>
      <style:text-properties fo:letter-spacing="-0.007cm"/>
    </style:style>
    <style:style style:name="P63" style:family="paragraph" style:parent-style-name="_5f_Paragraphe_20_livret" style:list-style-name="liste_5f_abc">
      <style:paragraph-properties fo:margin-top="0.3cm" fo:margin-bottom="0.101cm" style:contextual-spacing="false" fo:line-height="115%"/>
    </style:style>
    <style:style style:name="P64" style:family="paragraph" style:parent-style-name="_5f_Paragraphe_20_livret" style:list-style-name="liste_5f_abc">
      <style:paragraph-properties fo:margin-top="0.33cm" fo:margin-bottom="0cm" style:contextual-spacing="false"/>
      <style:text-properties officeooo:rsid="004d2d52" officeooo:paragraph-rsid="004d2d52"/>
    </style:style>
    <style:style style:name="P65" style:family="paragraph" style:parent-style-name="_5f_Paragraphe_20_livret_20_" style:list-style-name="liste_5f_abc"/>
    <style:style style:name="P66" style:family="paragraph" style:parent-style-name="_5f_Paragraphe_20_livret_20_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/>
      <style:text-properties officeooo:paragraph-rsid="00304fa9"/>
    </style:style>
    <style:style style:name="P67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6999a4"/>
    </style:style>
    <style:style style:name="P68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6a4932"/>
    </style:style>
    <style:style style:name="P69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6b10e9"/>
    </style:style>
    <style:style style:name="P70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4d2d52"/>
    </style:style>
    <style:style style:name="P71" style:family="paragraph" style:parent-style-name="_5f_Paragraphe_20_livret_20_" style:list-style-name="liste_5f_abc">
      <style:paragraph-properties fo:margin-top="0.101cm" fo:margin-bottom="0.101cm" style:contextual-spacing="false"/>
      <style:text-properties officeooo:paragraph-rsid="006b10e9"/>
    </style:style>
    <style:style style:name="P72" style:family="paragraph" style:parent-style-name="_5f_Pied_20_de_20_page" style:list-style-name="">
      <style:paragraph-properties fo:text-align="end" style:justify-single-word="false"/>
    </style:style>
    <style:style style:name="P73" style:family="paragraph" style:parent-style-name="_5f_Pied_20_de_20_page">
      <style:paragraph-properties fo:text-align="end" style:justify-single-word="false"/>
    </style:style>
    <style:style style:name="P74" style:family="paragraph" style:parent-style-name="_5f_Pied_20_de_20_page" style:list-style-name=""/>
    <style:style style:name="P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_5f_Titre_20_d_27_exercices_20_livret" style:list-style-name=""/>
    <style:style style:name="P77" style:family="paragraph" style:parent-style-name="_5f_Titre_20_d_27_exercices_20_livret" style:list-style-name="">
      <style:text-properties fo:font-style="normal" officeooo:paragraph-rsid="0072262f" style:font-style-asian="normal" style:font-style-complex="normal"/>
    </style:style>
    <style:style style:name="P78" style:family="paragraph" style:parent-style-name="_5f_Titre_20_d_27_exercices_20_livret" style:list-style-name="Num_5f_Exo">
      <style:paragraph-properties fo:break-before="column"/>
      <style:text-properties fo:font-style="normal" officeooo:paragraph-rsid="0072262f" style:font-style-asian="normal" style:font-style-complex="normal"/>
    </style:style>
    <style:style style:name="P79" style:family="paragraph" style:parent-style-name="_5f_Titre_20_d_27_exercices_20_livret" style:list-style-name="">
      <style:paragraph-properties fo:margin-top="0cm" fo:margin-bottom="0.199cm" style:contextual-spacing="false"/>
    </style:style>
    <style:style style:name="P80" style:family="paragraph" style:parent-style-name="_5f_Titre_20_d_27_exercices_20_livret" style:list-style-name="Num_5f_Exo">
      <style:paragraph-properties fo:margin-top="0.499cm" fo:margin-bottom="0cm" style:contextual-spacing="false"/>
      <style:text-properties officeooo:paragraph-rsid="00633236"/>
    </style:style>
    <style:style style:name="P81" style:family="paragraph" style:parent-style-name="_5f_Titre_20_d_27_exercices_20_livret_20_sans_20_titre" style:list-style-name="">
      <style:paragraph-properties fo:margin-top="0cm" fo:margin-bottom="0.199cm" style:contextual-spacing="false" style:shadow="none"/>
      <style:text-properties officeooo:rsid="003f9c33" officeooo:paragraph-rsid="0040b312"/>
    </style:style>
    <style:style style:name="P8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7" fo:break-before="auto" fo:break-after="auto" style:shadow="none"/>
      <style:text-properties style:font-name="Bitstream Vera Sans2" fo:font-size="10pt" fo:font-style="normal" fo:font-weight="bold" officeooo:paragraph-rsid="001fa8ee" style:font-size-asian="10pt" style:font-style-asian="normal" style:font-weight-asian="bold" style:font-size-complex="10pt" style:font-style-complex="normal" style:font-weight-complex="bold"/>
    </style:style>
    <style:style style:name="P83" style:family="paragraph">
      <style:paragraph-properties fo:margin-left="0cm" fo:margin-right="0cm" fo:margin-top="0cm" fo:margin-bottom="0cm" fo:line-height="100%" fo:text-indent="0cm" style:writing-mode="lr-tb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solid" draw:fill-color="#fcf7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9d0f89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0099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2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solid" draw:fill-color="#1ca2b8"/>
    </style:style>
    <style:style style:name="P10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6de1b"/>
    </style:style>
    <style:style style:name="T6" style:family="text">
      <style:text-properties officeooo:rsid="002da2af"/>
    </style:style>
    <style:style style:name="T7" style:family="text">
      <style:text-properties fo:color="#000000" loext:opacity="100%" style:font-name="Bitstream Vera Sans2" fo:font-size="10pt" fo:letter-spacing="-0.004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loext:opacity="100%" style:font-name="Bitstream Vera Sans2"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color="#000000" loext:opacity="100%" style:font-name="Bitstream Vera Sans1" fo:font-size="10pt" fo:font-style="normal" style:text-underline-style="none" fo:font-weight="normal" style:font-size-asian="9pt" style:font-weight-asian="normal" style:font-size-complex="9pt" style:font-weight-complex="normal"/>
    </style:style>
    <style:style style:name="T10" style:family="text">
      <style:text-properties fo:color="#000000" loext:opacity="100%" style:font-name="Bitstream Vera Sans1" fo:font-size="10pt" fo:font-style="normal" style:text-underline-style="none" fo:font-weight="normal" officeooo:rsid="004211a2" style:font-size-asian="9pt" style:font-weight-asian="normal" style:font-size-complex="9pt" style:font-weight-complex="normal"/>
    </style:style>
    <style:style style:name="T11" style:family="text">
      <style:text-properties fo:color="#000000" loext:opacity="100%" style:font-name="Bitstream Vera Sans1" fo:font-size="10pt" fo:font-style="normal" style:text-underline-style="none" fo:font-weight="normal" officeooo:rsid="004211a2" style:font-size-asian="9pt" style:font-style-asian="normal" style:font-weight-asian="normal" style:font-size-complex="9pt" style:font-weight-complex="normal"/>
    </style:style>
    <style:style style:name="T12" style:family="text">
      <style:text-properties fo:color="#000000" loext:opacity="100%" style:font-name="Bitstream Vera Sans1" fo:font-size="10pt" fo:font-style="normal" style:text-underline-style="none" fo:font-weight="normal" officeooo:rsid="0062e75e" style:font-size-asian="9pt" style:font-style-asian="normal" style:font-weight-asian="normal" style:font-size-complex="9pt" style:font-weight-complex="normal"/>
    </style:style>
    <style:style style:name="T13" style:family="text">
      <style:text-properties fo:color="#000000" loext:opacity="100%" style:font-name="Bitstream Vera Sans1" fo:font-size="10pt" fo:font-style="normal" fo:font-weight="normal" officeooo:rsid="004ff364"/>
    </style:style>
    <style:style style:name="T14" style:family="text">
      <style:text-properties fo:color="#000000" loext:opacity="100%" style:font-name="Bitstream Vera Sans1" fo:font-size="10pt" fo:font-style="normal" fo:font-weight="normal" officeooo:rsid="00633236"/>
    </style:style>
    <style:style style:name="T15" style:family="text">
      <style:text-properties fo:color="#000000" loext:opacity="100%" style:font-name="Bitstream Vera Sans1" fo:font-size="10pt" fo:font-style="normal" officeooo:rsid="00731aa3" fo:background-color="#ffff00" loext:char-shading-value="0"/>
    </style:style>
    <style:style style:name="T16" style:family="text">
      <style:text-properties fo:color="#000000" loext:opacity="100%" style:font-name="Bitstream Vera Sans4" fo:font-size="10pt" fo:font-style="normal" fo:font-weight="normal" officeooo:rsid="003cc8bc" style:font-size-asian="10pt" style:font-style-asian="normal" style:font-weight-asian="normal"/>
    </style:style>
    <style:style style:name="T17" style:family="text">
      <style:text-properties fo:color="#000000" loext:opacity="100%" style:font-name="Bitstream Vera Sans4" fo:font-size="10pt" fo:font-style="normal" fo:font-weight="normal" officeooo:rsid="00633236" style:font-size-asian="10pt" style:font-style-asian="normal" style:font-weight-asian="normal"/>
    </style:style>
    <style:style style:name="T18" style:family="text">
      <style:text-properties fo:color="#00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officeooo:rsid="00439b9f" style:font-style-asian="normal" style:font-style-complex="normal"/>
    </style:style>
    <style:style style:name="T20" style:family="text">
      <style:text-properties fo:color="#000000" loext:opacity="100%" style:text-position="0% 100%" officeooo:rsid="006e981f" fo:background-color="#ffff00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loext:opacity="100%" style:text-position="0% 100%" officeooo:rsid="006f9cf8" fo:background-color="#ffff00" loext:char-shading-value="0" style:font-name-asian="OpenSymbol" style:font-style-asian="normal" style:font-name-complex="OpenSymbol" style:font-style-complex="normal"/>
    </style:style>
    <style:style style:name="T22" style:family="text">
      <style:text-properties fo:color="#000000" loext:opacity="100%" officeooo:rsid="006e981f" fo:background-color="#ffff00" loext:char-shading-value="0"/>
    </style:style>
    <style:style style:name="T23" style:family="text">
      <style:text-properties fo:color="#000000" loext:opacity="100%" officeooo:rsid="006f9cf8" fo:background-color="#ffff00" loext:char-shading-value="0"/>
    </style:style>
    <style:style style:name="T24" style:family="text">
      <style:text-properties fo:color="#000000" loext:opacity="100%" officeooo:rsid="00744402" fo:background-color="#ffff00" loext:char-shading-value="0"/>
    </style:style>
    <style:style style:name="T25" style:family="text">
      <style:text-properties style:font-size-complex="10pt"/>
    </style:style>
    <style:style style:name="T26" style:family="text">
      <style:text-properties officeooo:rsid="003cc8bc"/>
    </style:style>
    <style:style style:name="T27" style:family="text">
      <style:text-properties officeooo:rsid="003d85ef"/>
    </style:style>
    <style:style style:name="T28" style:family="text">
      <style:text-properties officeooo:rsid="004211a2"/>
    </style:style>
    <style:style style:name="T29" style:family="text">
      <style:text-properties officeooo:rsid="00439b9f"/>
    </style:style>
    <style:style style:name="T30" style:family="text">
      <style:text-properties officeooo:rsid="00453654"/>
    </style:style>
    <style:style style:name="T31" style:family="text">
      <style:text-properties officeooo:rsid="004cd0c8"/>
    </style:style>
    <style:style style:name="T32" style:family="text">
      <style:text-properties officeooo:rsid="004d2d52"/>
    </style:style>
    <style:style style:name="T33" style:family="text">
      <style:text-properties officeooo:rsid="004d8f8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3333" loext:opacity="10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9d0f89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2.422cm" fo:min-width="2.1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28cm" svg:stroke-color="#000000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draw:auto-grow-height="false" fo:min-height="3.727cm" fo:min-width="3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26cm" fo:min-width="1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24cm" fo:min-width="1.13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26cm" fo:min-width="1.13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6837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6838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2.729cm" fo:min-width="2.48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Dashed_20__28_var_29__20_6824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Dashed_20__28_var_29__20_6825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dash" draw:stroke-dash="Dashed_20__28_var_29__20_6826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009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Dash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dash" draw:stroke-dash="Dashed_20__28_var_29__20_6823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00cc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492cm" fo:min-width="1.4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6820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dash" draw:stroke-dash="Dashed_20__28_var_29__20_682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Dashed_20__28_var_29__20_6822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494cm" fo:min-width="1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dash" draw:stroke-dash="Dashed_20__28_var_29__20_6817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dash" draw:stroke-dash="Dashed_20__28_var_29__20_6818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dash" draw:stroke-dash="Dashed_20__28_var_29__20_6819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dash" draw:stroke-dash="Dashed_20__28_var_29__20_6810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28cm" svg:stroke-color="#009933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dash" draw:stroke-dash="Dashed_20__28_var_29__20_6815" svg:stroke-width="0.028cm" svg:stroke-color="#ff0000" draw:marker-start="" draw:marker-start-width="0.242cm" draw:marker-start-center="false" draw:marker-end="" draw:marker-end-width="0.242cm" draw:marker-end-center="false" draw:fill="none" draw:fill-color="#ff3333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dash" draw:stroke-dash="Dashed_20__28_var_29__20_6811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dash" draw:stroke-dash="Dashed_20__28_var_29__20_6816" svg:stroke-width="0.028cm" svg:stroke-color="#ff3333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722cm" fo:min-width="1.46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dash" draw:stroke-dash="Dashed_20__28_var_29__20_6807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dash" draw:stroke-dash="Dashed_20__28_var_29__20_6808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dash" draw:stroke-dash="Dashed_20__28_var_29__20_6809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dash" draw:stroke-dash="Dashed_20__28_var_29__20_6813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dash" draw:stroke-dash="Dashed_20__28_var_29__20_6814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722cm" fo:min-width="1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dash" draw:stroke-dash="Dashed_20__28_var_29__20_6804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dash" draw:stroke-dash="Dashed_20__28_var_29__20_6805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dash" draw:stroke-dash="Dashed_20__28_var_29__20_6806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dash" draw:stroke-dash="Dashed_20__28_var_29__20_6812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28cm" svg:stroke-color="#ff3333" draw:marker-start="" draw:marker-start-width="0.326cm" draw:marker-start-center="false" draw:marker-end="" draw:marker-end-width="0.326cm" draw:marker-end-center="false" draw:fill="none" draw:fill-color="#729fcf" draw:textarea-horizontal-align="justify" draw:textarea-vertical-align="middle" draw:auto-grow-height="false" fo:min-height="4.411cm" fo:min-width="4.16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28cm" svg:stroke-color="#ff3333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draw:auto-grow-height="false" fo:min-height="1.342cm" fo:min-width="1.13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cf7ed" draw:textarea-horizontal-align="justify" draw:textarea-vertical-align="middle" draw:auto-grow-height="false" fo:min-height="3.711cm" fo:min-width="2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551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dash" draw:stroke-dash="Fine_20_Dashe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7" style:family="graphic">
      <style:graphic-properties draw:stroke="dash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01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9" style:family="graphic">
      <style:graphic-properties draw:stroke="dash" draw:stroke-dash="Dashed_20__28_var_29__20_6799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dash" draw:stroke-dash="Dashed_20__28_var_29__20_6800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dash" draw:stroke-dash="Dashed_20__28_var_29__20_680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dash" draw:stroke-dash="Dashed_20__28_var_29__20_6802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dash" draw:stroke-dash="Dashed_20__28_var_29__20_6803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965cm" fo:min-width="3.71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dash" draw:stroke-dash="Fine_20_Dashe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Fine_20_Dashe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8" style:family="graphic">
      <style:graphic-properties draw:stroke="dash" draw:stroke-dash="Fine_20_Dashed" svg:stroke-width="0.028cm" svg:stroke-color="#009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404cm" fo:min-width="0.5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.028cm" svg:stroke-color="#009933" draw:marker-start="" draw:marker-start-width="0.242cm" draw:marker-start-center="false" draw:marker-end="" draw:marker-end-width="0.242cm" draw:marker-end-center="false" draw:fill="solid" draw:fill-color="#009933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0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><draw:g text:anchor-type="paragraph" draw:z-index="19" draw:name="Forme5" draw:style-name="gr27"><draw:custom-shape draw:style-name="gr101" draw:text-style-name="P102" svg:width="3.964cm" svg:height="0.641cm" draw:transform="skewX (0.00279252680319092) rotate (0.0872664625997165) translate (-0.370416666666667cm -0.0934861111111111cm)"><text:p text:style-name="P101"><text:span text:style-name="T4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6"><draw:text-box fo:min-height="3.93cm"><text:section text:style-name="Sect1" text:name="Section5"><text:p text:style-name="P28"/><text:h text:style-name="P81" text:outline-level="1">Un cylindre de hauteur 4 cm et dont le rayon de la base mesure 2 cm a été coupé de part en part dans le sens de la hauteur à 1,5 cm de son centre. </text:h><text:h text:style-name="P81" text:outline-level="1">Dessine <text:s/><text:span text:style-name="T31">la section</text:span> en vraie grandeur.</text:h><text:list xml:id="list4264043594" text:style-name="_5f_Numérotation_20_des_20_exercices_20_livrets"><text:list-header><text:p text:style-name="P66"><text:span text:style-name="Bold_5f_niv3"><text:span text:style-name="T25">Correction</text:span></text:span></text:p></text:list-header></text:list><text:p text:style-name="P27"><draw:g text:anchor-type="paragraph" draw:z-index="22" draw:name="Forme5" draw:style-name="gr81"><draw:custom-shape draw:style-name="gr82" draw:text-style-name="P95" svg:width="2.671cm" svg:height="3.991cm" svg:x="5.399cm" svg:y="0.487cm"><text:p/><draw:enhanced-geometry svg:viewBox="0 0 21600 21600" draw:type="rectangle" draw:enhanced-path="M 0 0 L 21600 0 21600 21600 0 21600 0 0 Z N"/></draw:custom-shape><draw:custom-shape draw:style-name="gr83" draw:text-style-name="P96" svg:width="4.001cm" svg:height="4.001cm" svg:x="0.42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5" draw:text-style-name="P96" svg:x1="3.921cm" svg:y1="1.132cm" svg:x2="3.921cm" svg:y2="3.792cm"><text:p/></draw:line><draw:frame draw:style-name="gr84" draw:text-style-name="P97" svg:width="0.9cm" svg:height="0.983cm" draw:transform="rotate (-1.57865030842887) translate (4.42030555555556cm 2.07080555555556cm)"><draw:text-box><text:p text:style-name="P94"><text:span text:style-name="T39">§</text:span></text:p></draw:text-box></draw:frame><draw:frame draw:style-name="gr85" draw:text-style-name="P97" svg:width="0.9cm" svg:height="0.985cm" draw:transform="rotate (0.00977384381116825) translate (6.34294444444444cm 0.00881944444444444cm)"><draw:text-box><text:p text:style-name="P94"><text:span text:style-name="T39">§</text:span></text:p></draw:text-box></draw:frame><draw:frame draw:style-name="gr85" draw:text-style-name="P97" svg:width="0.9cm" svg:height="0.985cm" draw:transform="rotate (0.00785398163397448) translate (6.34294444444444cm 4.00755555555556cm)"><draw:text-box><text:p text:style-name="P94"><text:span text:style-name="T39">§</text:span></text:p></draw:text-box></draw:frame><draw:line draw:name="Forme7" draw:style-name="gr86" draw:text-style-name="P98" svg:x1="3.918cm" svg:y1="1.108cm" svg:x2="2.417cm" svg:y2="2.464cm"><text:p/></draw:line><draw:line draw:name="Forme7" draw:style-name="gr86" draw:text-style-name="P98" svg:x1="2.417cm" svg:y1="2.464cm" svg:x2="3.918cm" svg:y2="2.464cm"><text:p/></draw:line><draw:frame draw:name="Forme9" draw:style-name="gr41" draw:text-style-name="P84" svg:width="1.798cm" svg:height="0.664cm" svg:x="2.302cm" svg:y="2.425cm"><draw:text-box><text:p text:style-name="P94"><text:span text:style-name="T35">1,5 cm</text:span></text:p></draw:text-box></draw:frame><draw:custom-shape draw:name="Forme8" draw:style-name="gr87" draw:text-style-name="P99" svg:width="0.403cm" svg:height="0.285cm" svg:x="3.519cm" svg:y="2.18cm"><text:p/><draw:enhanced-geometry svg:viewBox="0 0 21600 21600" draw:type="rectangle" draw:enhanced-path="M 0 0 L 21600 0 21600 21600 0 21600 0 0 Z N"/></draw:custom-shape><draw:frame draw:name="Forme9" draw:style-name="gr41" draw:text-style-name="P84" svg:width="1.382cm" svg:height="0.664cm" draw:transform="rotate (0.730245759034427) translate (2.30011111111111cm 1.84679166666667cm)"><draw:text-box><text:p text:style-name="P94"><text:span text:style-name="T35">2 cm</text:span></text:p></draw:text-box></draw:frame></draw:g><text:span text:style-name="Bold_5f_niv2"><text:span text:style-name="T25"/></text:span></text:p><text:p text:style-name="P27"><text:span text:style-name="Bold_5f_niv2"><text:span text:style-name="T25"/></text:span></text:p><text:p text:style-name="P27"><text:span text:style-name="Bold_5f_niv2"><text:span text:style-name="T25"/></text:span></text:p><text:p text:style-name="P27"><text:span text:style-name="Bold_5f_niv2"><text:span text:style-name="T25"/></text:span></text:p><text:p text:style-name="P27"><text:span text:style-name="Bold_5f_niv2"><text:span text:style-name="T25"/></text:span></text:p><text:p text:style-name="P27"><text:span text:style-name="Bold_5f_niv2"><text:span text:style-name="T25"/></text:span></text:p><text:p text:style-name="P27"><text:span text:style-name="Bold_5f_niv2"><text:span text:style-name="T25"/></text:span></text:p></text:section></draw:text-box></draw:frame></text:h>
      <text:list xml:id="list1512310297" text:style-name="Num_5f_Exo">
        <text:list-item>
          <text:h text:style-name="P54" text:outline-level="1"> <text:span text:style-name="T28">Sur les figures suivantes, les solides ont été coupés de part en part horizontalement. </text:span></text:h>
        </text:list-item>
      </text:list>
      <text:p text:style-name="P35"><text:span text:style-name="T28">Complète</text:span> les trait<text:span text:style-name="T28">s</text:span> de coupe sur toutes les faces. </text:p>
      <text:p text:style-name="P52">Indique la nature des sections obtenues.</text:p>
      <text:section text:style-name="Sect2" text:name="Section1">
        <text:list xml:id="list3760872966" text:style-name="liste_5f_abc">
          <text:list-item text:start-value="1">
            <text:p text:style-name="P67"><draw:g text:anchor-type="paragraph" draw:z-index="25" draw:name="Forme19" draw:style-name="gr27"><draw:custom-shape draw:style-name="gr73" draw:text-style-name="P89" svg:width="2.001cm" svg:height="2.001cm" svg:x="0.836cm" svg:y="1.002cm"><text:p/><draw:enhanced-geometry svg:viewBox="0 0 21600 21600" draw:mirror-horizontal="false" draw:mirror-vertical="false" draw:type="rectangle" draw:enhanced-path="M 0 0 L 21600 0 21600 21600 0 21600 0 0 Z N"/></draw:custom-shape><draw:line draw:style-name="gr35" draw:text-style-name="P89" svg:x1="0.834cm" svg:y1="1.002cm" svg:x2="1.834cm" svg:y2="0.002cm"><text:p/></draw:line><draw:line draw:style-name="gr35" draw:text-style-name="P89" svg:x1="2.831cm" svg:y1="1.002cm" svg:x2="3.831cm" svg:y2="0.002cm"><text:p/></draw:line><draw:line draw:style-name="gr35" draw:text-style-name="P89" svg:x1="2.831cm" svg:y1="3.002cm" svg:x2="3.831cm" svg:y2="2.002cm"><text:p/></draw:line><draw:line draw:style-name="gr74" draw:text-style-name="P89" svg:x1="0.834cm" svg:y1="3.002cm" svg:x2="1.834cm" svg:y2="2.002cm"><text:p/></draw:line><draw:line draw:style-name="gr35" draw:text-style-name="P89" svg:x1="3.832cm" svg:y1="0.002cm" svg:x2="3.832cm" svg:y2="2.002cm"><text:p/></draw:line><draw:line draw:style-name="gr75" draw:text-style-name="P89" svg:x1="1.834cm" svg:y1="0.002cm" svg:x2="1.834cm" svg:y2="2.002cm"><text:p/></draw:line><draw:line draw:style-name="gr35" draw:text-style-name="P89" svg:x1="3.834cm" svg:y1="0.002cm" svg:x2="1.834cm" svg:y2="0.002cm"><text:p/></draw:line><draw:line draw:style-name="gr76" draw:text-style-name="P89" svg:x1="3.834cm" svg:y1="2.002cm" svg:x2="1.834cm" svg:y2="2.002cm"><text:p/></draw:line><draw:line draw:style-name="gr47" draw:text-style-name="P89" svg:x1="2.834cm" svg:y1="1.502cm" svg:x2="0.834cm" svg:y2="1.502cm"><text:p/></draw:line><draw:polyline draw:style-name="gr77" draw:text-style-name="P86" svg:width="3.002cm" svg:height="1cm" svg:x="0.852cm" svg:y="0.499cm" svg:viewBox="0 0 3003 1001" draw:points="3003,0 979,0 0,1001"><text:p/></draw:polyline><draw:line draw:style-name="gr28" draw:text-style-name="P86" svg:x1="2.838cm" svg:y1="1.499cm" svg:x2="3.829cm" svg:y2="0.499cm"><text:p/></draw:line></draw:g></text:p>
          </text:list-item>
        </text:list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29"><text:span text:style-name="_5f_pointillés_20_gris"><text:span text:style-name="T20">Rectangle</text:span></text:span></text:p>
        <text:list xml:id="list105918345774399" text:continue-numbering="true" text:style-name="liste_5f_abc">
          <text:list-item>
            <text:p text:style-name="P67"/>
          </text:list-item>
        </text:list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8"/>
        <text:p text:style-name="P32"><text:span text:style-name="_5f_pointillés_20_gris"><text:span text:style-name="T22">cercle ou disque</text:span></text:span></text:p>
        <text:p text:style-name="P31"><text:span text:style-name="_5f_pointillés_20_gris"/></text:p>
        <text:p text:style-name="P41"><draw:g text:anchor-type="paragraph" draw:z-index="26" draw:name="Forme11" draw:style-name="gr27"><draw:line draw:style-name="gr47" draw:text-style-name="P89" svg:x1="1.009cm" svg:y1="2.302cm" svg:x2="1.809cm" svg:y2="3.002cm"><text:p/></draw:line><draw:custom-shape draw:style-name="gr67" draw:text-style-name="P89" svg:width="1.999cm" svg:height="2.001cm" svg:x="1.011cm" svg:y="1.002cm"><text:p/><draw:enhanced-geometry svg:viewBox="0 0 21600 21600" draw:type="rectangle" draw:enhanced-path="M 0 0 L 21600 0 21600 21600 0 21600 0 0 Z N"/></draw:custom-shape><draw:line draw:style-name="gr35" draw:text-style-name="P89" svg:x1="1.009cm" svg:y1="1.002cm" svg:x2="2.009cm" svg:y2="0.002cm"><text:p/></draw:line><draw:line draw:style-name="gr35" draw:text-style-name="P89" svg:x1="3.009cm" svg:y1="1.002cm" svg:x2="4.009cm" svg:y2="0.002cm"><text:p/></draw:line><draw:line draw:style-name="gr35" draw:text-style-name="P89" svg:x1="3.009cm" svg:y1="3.002cm" svg:x2="4.009cm" svg:y2="2.002cm"><text:p/></draw:line><draw:line draw:style-name="gr68" draw:text-style-name="P89" svg:x1="1.009cm" svg:y1="3.002cm" svg:x2="2.009cm" svg:y2="2.002cm"><text:p/></draw:line><draw:line draw:style-name="gr35" draw:text-style-name="P89" svg:x1="4.009cm" svg:y1="0.002cm" svg:x2="4.009cm" svg:y2="2.002cm"><text:p/></draw:line><draw:line draw:style-name="gr69" draw:text-style-name="P89" svg:x1="2.009cm" svg:y1="0.002cm" svg:x2="2.009cm" svg:y2="2.002cm"><text:p/></draw:line><draw:line draw:style-name="gr35" draw:text-style-name="P89" svg:x1="4.009cm" svg:y1="0.002cm" svg:x2="2.009cm" svg:y2="0.002cm"><text:p/></draw:line><draw:line draw:style-name="gr70" draw:text-style-name="P89" svg:x1="4.009cm" svg:y1="2.002cm" svg:x2="2.009cm" svg:y2="2.002cm"><text:p/></draw:line><draw:line draw:style-name="gr71" draw:text-style-name="P86" svg:x1="1.812cm" svg:y1="2.993cm" svg:x2="2.803cm" svg:y2="1.993cm"><text:p/></draw:line><draw:polyline draw:style-name="gr72" draw:text-style-name="P86" svg:width="1.803cm" svg:height="0.992cm" svg:x="1.002cm" svg:y="1.321cm" svg:viewBox="0 0 1804 993" draw:points="1804,680 992,0 0,993"><text:p/></draw:polyline></draw:g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29"><text:span text:style-name="_5f_pointillés_20_gris"><text:span text:style-name="T20">Rectangle</text:span></text:span></text:p>
        <text:list xml:id="list105918604463710" text:continue-numbering="true" text:style-name="liste_5f_abc">
          <text:list-item>
            <text:p text:style-name="P68"><draw:g text:anchor-type="paragraph" draw:z-index="27" draw:name="Forme13" draw:style-name="gr27"><draw:line draw:style-name="gr35" draw:text-style-name="P89" svg:x1="0.72cm" svg:y1="4.3cm" svg:x2="2.22cm" svg:y2="0.3cm"><text:p/></draw:line><draw:line draw:style-name="gr35" draw:text-style-name="P89" svg:x1="3.72cm" svg:y1="4.3cm" svg:x2="2.22cm" svg:y2="0.3cm"><text:p/></draw:line><draw:ellipse draw:style-name="gr50" draw:text-style-name="P92" svg:width="2.999cm" svg:height="1.4cm" svg:x="0.722cm" svg:y="3.6cm" draw:kind="arc" draw:start-angle="180.23" draw:end-angle="359.12"><text:p/></draw:ellipse><draw:ellipse draw:style-name="gr65" draw:text-style-name="P92" svg:width="3.003cm" svg:height="1.4cm" draw:transform="skewX (-0.00122173047639603) rotate (-3.1386255938614) translate (3.72356944444444cm 4.99709722222222cm)" draw:kind="arc" draw:start-angle="180.23" draw:end-angle="359.12"><text:p/></draw:ellipse><draw:ellipse draw:style-name="gr63" draw:text-style-name="P92" svg:width="1.604cm" svg:height="0.798cm" svg:x="1.418cm" svg:y="2.104cm" draw:kind="arc" draw:start-angle="180.23" draw:end-angle="359.12"><text:p/></draw:ellipse><draw:ellipse draw:style-name="gr66" draw:text-style-name="P92" svg:width="1.602cm" svg:height="0.796cm" draw:transform="rotate (-3.14159265358979) translate (3.02330555555556cm 2.90865277777778cm)" draw:kind="arc" draw:start-angle="180.86" draw:end-angle="359.79"><text:p/></draw:ellipse></draw:g><draw:g text:anchor-type="paragraph" draw:z-index="28" draw:name="Forme12" draw:style-name="gr27"><draw:line draw:style-name="gr35" draw:text-style-name="P89" svg:x1="-3.997cm" svg:y1="1.3cm" svg:x2="-3.997cm" svg:y2="4.3cm"><text:p/></draw:line><draw:line draw:style-name="gr35" draw:text-style-name="P89" svg:x1="-0.999cm" svg:y1="1.3cm" svg:x2="-0.999cm" svg:y2="4.3cm"><text:p/></draw:line><draw:ellipse draw:style-name="gr50" draw:text-style-name="P92" svg:width="3.001cm" svg:height="1.398cm" svg:x="-3.995cm" svg:y="3.602cm" draw:kind="arc" draw:start-angle="180.23" draw:end-angle="359.12"><text:p/></draw:ellipse><draw:ellipse draw:style-name="gr50" draw:text-style-name="P92" svg:width="3.001cm" svg:height="1.4cm" svg:x="-3.995cm" svg:y="0.6cm" draw:kind="arc" draw:start-angle="180.23" draw:end-angle="359.12"><text:p/></draw:ellipse><draw:ellipse draw:style-name="gr50" draw:text-style-name="P92" svg:width="2.999cm" svg:height="1.4cm" draw:transform="rotate (-3.1386255938614) translate (-0.996597222222222cm 1.99672222222222cm)" draw:kind="arc" draw:start-angle="180.23" draw:end-angle="359.12"><text:p/></draw:ellipse><draw:ellipse draw:style-name="gr62" draw:text-style-name="P92" svg:width="3.005cm" svg:height="1.403cm" draw:transform="rotate (-3.1393237255622) translate (-0.991305555555556cm 4.99886111111111cm)" draw:kind="arc" draw:start-angle="180.23" draw:end-angle="359.12"><text:p/></draw:ellipse><draw:ellipse draw:style-name="gr63" draw:text-style-name="P92" svg:width="3.001cm" svg:height="1.4cm" svg:x="-3.995cm" svg:y="1.801cm" draw:kind="arc" draw:start-angle="180.23" draw:end-angle="359.12"><text:p/></draw:ellipse><draw:ellipse draw:style-name="gr64" draw:text-style-name="P93" svg:width="3.005cm" svg:height="1.401cm" draw:transform="rotate (-3.1393237255622) translate (-0.991305555555556cm 3.28083333333333cm)" draw:kind="arc" draw:start-angle="180.23" draw:end-angle="359.12"><text:p/></draw:ellipse></draw:g></text:p>
          </text:list-item>
        </text:list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2"><text:span text:style-name="_5f_pointillés_20_gris"><text:span text:style-name="T22">cercle ou disque</text:span></text:span></text:p>
      </text:section>
      <text:p text:style-name="P53"/>
      <text:p text:style-name="P53"/>
      <text:list xml:id="list105918461846658" text:continue-list="list1512310297" text:style-name="Num_5f_Exo">
        <text:list-item>
          <text:p text:style-name="P60"> Sur les figures suivantes, les solides ont été coupés de part en part verticalement. </text:p>
        </text:list-item>
      </text:list>
      <text:p text:style-name="P42"><draw:g text:anchor-type="paragraph" draw:z-index="30" draw:name="Forme21" draw:style-name="gr27"><draw:line draw:style-name="gr47" draw:text-style-name="P89" svg:x1="6.103cm" svg:y1="1.657cm" svg:x2="6.703cm" svg:y2="2.188cm"><text:p/></draw:line><draw:g draw:style-name="gr31"><draw:custom-shape draw:style-name="gr54" draw:text-style-name="P89" svg:width="2.003cm" svg:height="1.772cm" svg:x="5.502cm" svg:y="2.191cm"><text:p/><draw:enhanced-geometry svg:viewBox="0 0 21600 21600" draw:type="rectangle" draw:enhanced-path="M 0 0 L 21600 0 21600 21600 0 21600 0 0 Z N"/></draw:custom-shape><draw:line draw:style-name="gr35" draw:text-style-name="P89" svg:x1="5.506cm" svg:y1="2.185cm" svg:x2="6.506cm" svg:y2="1.3cm"><text:p/></draw:line><draw:line draw:style-name="gr35" draw:text-style-name="P89" svg:x1="7.508cm" svg:y1="2.185cm" svg:x2="8.508cm" svg:y2="1.3cm"><text:p/></draw:line><draw:line draw:style-name="gr35" draw:text-style-name="P89" svg:x1="7.508cm" svg:y1="3.957cm" svg:x2="8.508cm" svg:y2="3.072cm"><text:p/></draw:line><draw:line draw:style-name="gr55" draw:text-style-name="P89" svg:x1="5.506cm" svg:y1="3.957cm" svg:x2="6.506cm" svg:y2="3.072cm"><text:p/></draw:line><draw:line draw:style-name="gr35" draw:text-style-name="P89" svg:x1="8.503cm" svg:y1="1.3cm" svg:x2="8.503cm" svg:y2="3.071cm"><text:p/></draw:line><draw:line draw:style-name="gr56" draw:text-style-name="P89" svg:x1="6.507cm" svg:y1="1.3cm" svg:x2="6.507cm" svg:y2="3.071cm"><text:p/></draw:line><draw:line draw:style-name="gr35" draw:text-style-name="P89" svg:x1="8.507cm" svg:y1="1.3cm" svg:x2="6.507cm" svg:y2="1.3cm"><text:p/></draw:line><draw:line draw:style-name="gr57" draw:text-style-name="P89" svg:x1="8.507cm" svg:y1="3.072cm" svg:x2="6.507cm" svg:y2="3.072cm"><text:p/></draw:line></draw:g><draw:line draw:style-name="gr49" draw:text-style-name="P86" svg:x1="6.701cm" svg:y1="2.19cm" svg:x2="6.707cm" svg:y2="3.975cm"><text:p/></draw:line><draw:line draw:style-name="gr53" draw:text-style-name="P86" svg:x1="6.111cm" svg:y1="1.679cm" svg:x2="6.125cm" svg:y2="3.417cm"><text:p/></draw:line><draw:line draw:style-name="gr53" draw:text-style-name="P86" svg:x1="6.126cm" svg:y1="3.401cm" svg:x2="6.708cm" svg:y2="3.975cm"><text:p/></draw:line></draw:g><text:span text:style-name="T28">Complète</text:span> les trait<text:span text:style-name="T28">s</text:span> de coupe sur toutes les faces. <text:span text:style-name="T28">Indique la nature des sections obtenues.</text:span></text:p>
      <text:section text:style-name="Sect2" text:name="Section2">
        <text:list xml:id="list105918059557230" text:continue-list="list105918604463710" text:style-name="liste_5f_abc">
          <text:list-item text:start-value="1">
            <text:p text:style-name="P69"><draw:g text:anchor-type="paragraph" draw:z-index="29" draw:name="Forme20" draw:style-name="gr27"><draw:line draw:style-name="gr53" draw:text-style-name="P86" svg:x1="1.345cm" svg:y1="2.171cm" svg:x2="3.341cm" svg:y2="2.194cm"><text:p/></draw:line><draw:custom-shape draw:style-name="gr58" draw:text-style-name="P89" svg:width="2.001cm" svg:height="1.773cm" svg:x="0.835cm" svg:y="0.884cm"><text:p/><draw:enhanced-geometry svg:viewBox="0 0 21600 21600" draw:type="rectangle" draw:enhanced-path="M 0 0 L 21600 0 21600 21600 0 21600 0 0 Z N"/></draw:custom-shape><draw:line draw:style-name="gr35" draw:text-style-name="P89" svg:x1="0.832cm" svg:y1="0.885cm" svg:x2="1.832cm" svg:y2="0cm"><text:p/></draw:line><draw:line draw:style-name="gr35" draw:text-style-name="P89" svg:x1="2.832cm" svg:y1="0.885cm" svg:x2="3.832cm" svg:y2="0cm"><text:p/></draw:line><draw:line draw:style-name="gr35" draw:text-style-name="P89" svg:x1="2.832cm" svg:y1="2.652cm" svg:x2="3.832cm" svg:y2="1.767cm"><text:p/></draw:line><draw:line draw:style-name="gr59" draw:text-style-name="P89" svg:x1="0.832cm" svg:y1="2.652cm" svg:x2="1.832cm" svg:y2="1.767cm"><text:p/></draw:line><draw:line draw:style-name="gr35" draw:text-style-name="P89" svg:x1="3.834cm" svg:y1="0.012cm" svg:x2="3.834cm" svg:y2="1.783cm"><text:p/></draw:line><draw:line draw:style-name="gr60" draw:text-style-name="P89" svg:x1="1.832cm" svg:y1="0cm" svg:x2="1.832cm" svg:y2="1.771cm"><text:p/></draw:line><draw:line draw:style-name="gr35" draw:text-style-name="P89" svg:x1="3.832cm" svg:y1="0cm" svg:x2="1.832cm" svg:y2="0cm"><text:p/></draw:line><draw:line draw:style-name="gr61" draw:text-style-name="P89" svg:x1="3.832cm" svg:y1="1.767cm" svg:x2="1.832cm" svg:y2="1.767cm"><text:p/></draw:line><draw:line draw:style-name="gr47" draw:text-style-name="P89" svg:x1="3.333cm" svg:y1="0.453cm" svg:x2="3.333cm" svg:y2="2.224cm"><text:p/></draw:line><draw:line draw:style-name="gr53" draw:text-style-name="P86" svg:x1="1.34cm" svg:y1="0.426cm" svg:x2="1.354cm" svg:y2="2.164cm"><text:p/></draw:line><draw:line draw:style-name="gr49" draw:text-style-name="P86" svg:x1="3.334cm" svg:y1="0.442cm" svg:x2="1.339cm" svg:y2="0.452cm"><text:p/></draw:line></draw:g></text:p>
          </text:list-item>
        </text:list>
        <text:p text:style-name="P39"/>
        <text:p text:style-name="P39"/>
        <text:p text:style-name="P44"/>
        <text:p text:style-name="P39"/>
        <text:p text:style-name="P39"/>
        <text:p text:style-name="P33"><text:span text:style-name="_5f_pointillés_20_gris"><text:span text:style-name="T23">rectangle</text:span></text:span></text:p>
        <text:list xml:id="list105918530306256" text:continue-numbering="true" text:style-name="liste_5f_abc">
          <text:list-item>
            <text:p text:style-name="P69"><draw:g text:anchor-type="paragraph" draw:z-index="31" draw:name="Forme14" draw:style-name="gr27"><draw:line draw:style-name="gr49" draw:text-style-name="P86" svg:x1="2.277cm" svg:y1="1.335cm" svg:x2="2.296cm" svg:y2="3.564cm"><text:p/></draw:line><draw:line draw:style-name="gr35" draw:text-style-name="P89" svg:x1="1.016cm" svg:y1="0.827cm" svg:x2="1.016cm" svg:y2="3.061cm"><text:p/></draw:line><draw:line draw:style-name="gr35" draw:text-style-name="P89" svg:x1="3.538cm" svg:y1="0.827cm" svg:x2="3.538cm" svg:y2="3.061cm"><text:p/></draw:line><draw:ellipse draw:style-name="gr50" draw:text-style-name="P92" svg:width="2.525cm" svg:height="1.047cm" svg:x="1.016cm" svg:y="2.536cm" draw:kind="arc" draw:start-angle="180.23" draw:end-angle="359.12"><text:p/></draw:ellipse><draw:ellipse draw:style-name="gr50" draw:text-style-name="P92" svg:width="2.525cm" svg:height="1.041cm" svg:x="1.016cm" svg:y="0.307cm" draw:kind="arc" draw:start-angle="180.23" draw:end-angle="359.12"><text:p/></draw:ellipse><draw:ellipse draw:style-name="gr50" draw:text-style-name="P92" svg:width="2.523cm" svg:height="1.049cm" draw:transform="rotate (-3.1388001267866) translate (3.54188888888889cm 1.34408333333333cm)" draw:kind="arc" draw:start-angle="180.23" draw:end-angle="359.12"><text:p/></draw:ellipse><draw:ellipse draw:style-name="gr51" draw:text-style-name="P92" svg:width="2.525cm" svg:height="1.043cm" draw:transform="rotate (-3.1388001267866) translate (3.54365277777778cm 3.57893055555556cm)" draw:kind="arc" draw:start-angle="180.23" draw:end-angle="359.12"><text:p/></draw:ellipse><draw:line draw:style-name="gr52" draw:text-style-name="P89" svg:x1="3.442cm" svg:y1="0.603cm" svg:x2="2.264cm" svg:y2="1.347cm"><text:p/></draw:line><draw:line draw:style-name="gr53" draw:text-style-name="P86" svg:x1="3.43cm" svg:y1="0.605cm" svg:x2="3.449cm" svg:y2="2.834cm"><text:p/></draw:line><draw:line draw:style-name="gr53" draw:text-style-name="P86" svg:x1="2.291cm" svg:y1="3.581cm" svg:x2="3.451cm" svg:y2="2.837cm"><text:p/></draw:line></draw:g></text:p>
          </text:list-item>
        </text:list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3"><text:span text:style-name="_5f_pointillés_20_gris"><text:span text:style-name="T23">rectangle</text:span></text:span></text:p>
        <text:list xml:id="list105919563940445" text:continue-numbering="true" text:style-name="liste_5f_abc">
          <text:list-item>
            <text:p text:style-name="P71"/>
          </text:list-item>
        </text:list>
        <text:p text:style-name="P39"/>
        <text:p text:style-name="P39"/>
        <text:p text:style-name="P44"/>
        <text:p text:style-name="P39"/>
        <text:p text:style-name="P39"/>
        <text:p text:style-name="P30"><text:span text:style-name="_5f_pointillés_20_gris"><text:span text:style-name="T21">rectangle</text:span></text:span></text:p>
        <text:list xml:id="list105918961415852" text:continue-numbering="true" text:style-name="liste_5f_abc">
          <text:list-item>
            <text:p text:style-name="P69"><draw:g text:anchor-type="paragraph" draw:z-index="32" draw:name="Forme15" draw:style-name="gr27"><draw:line draw:style-name="gr35" draw:text-style-name="P89" svg:x1="0.596cm" svg:y1="3.28cm" svg:x2="1.858cm" svg:y2="0.302cm"><text:p/></draw:line><draw:line draw:style-name="gr35" draw:text-style-name="P89" svg:x1="3.114cm" svg:y1="3.28cm" svg:x2="1.852cm" svg:y2="0.302cm"><text:p/></draw:line><draw:line draw:style-name="gr35" draw:text-style-name="P89" svg:x1="0.591cm" svg:y1="3.281cm" svg:x2="3.115cm" svg:y2="3.281cm"><text:p/></draw:line><draw:line draw:style-name="gr44" draw:text-style-name="P89" svg:x1="1.433cm" svg:y1="2.461cm" svg:x2="3.957cm" svg:y2="2.461cm"><text:p/></draw:line><draw:line draw:style-name="gr45" draw:text-style-name="P89" svg:x1="1.432cm" svg:y1="2.461cm" svg:x2="0.591cm" svg:y2="3.28cm"><text:p/></draw:line><draw:line draw:style-name="gr46" draw:text-style-name="P89" svg:x1="1.433cm" svg:y1="2.466cm" svg:x2="1.854cm" svg:y2="0.381cm"><text:p/></draw:line><draw:line draw:style-name="gr35" draw:text-style-name="P89" svg:x1="3.955cm" svg:y1="2.461cm" svg:x2="3.114cm" svg:y2="3.28cm"><text:p/></draw:line><draw:line draw:style-name="gr35" draw:text-style-name="P89" svg:x1="3.954cm" svg:y1="2.462cm" svg:x2="1.851cm" svg:y2="0.302cm"><text:p/></draw:line><draw:line draw:style-name="gr47" draw:text-style-name="P89" svg:x1="2.524cm" svg:y1="3.278cm" svg:x2="2.524cm" svg:y2="1.938cm"><text:p/></draw:line><draw:line draw:style-name="gr28" draw:text-style-name="P86" svg:x1="2.545cm" svg:y1="1.917cm" svg:x2="2.993cm" svg:y2="1.452cm"><text:p/></draw:line><draw:line draw:style-name="gr48" draw:text-style-name="P86" svg:x1="2.524cm" svg:y1="3.278cm" svg:x2="3.322cm" svg:y2="2.461cm"><text:p/></draw:line><draw:line draw:style-name="gr48" draw:text-style-name="P86" svg:x1="3.322cm" svg:y1="2.461cm" svg:x2="2.993cm" svg:y2="1.452cm"><text:p/></draw:line></draw:g></text:p>
          </text:list-item>
        </text:list>
        <text:p text:style-name="P36"/>
        <text:p text:style-name="P36"/>
        <text:p text:style-name="P36"/>
        <text:p text:style-name="P36"/>
        <text:p text:style-name="P39"/>
        <text:p text:style-name="P39"/>
        <text:p text:style-name="P39"/>
        <text:p text:style-name="P34"><text:span text:style-name="_5f_pointillés_20_gris"><text:span text:style-name="T15">quadrilatère</text:span></text:span></text:p>
      </text:section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6" text:outline-level="1"/>
      <text:list xml:id="list105918951445118" text:continue-list="list105918461846658" text:style-name="Num_5f_Exo">
        <text:list-item>
          <text:h text:style-name="P57" text:outline-level="1"><text:span text:style-name="T8">AB</text:span><text:span text:style-name="T9">CDEFG</text:span><text:span text:style-name="T10">H est un cube. Les points J, K, M et N sont les milieux respectifs des segments [AE], [FB], [AD] et [BC]. JKNM est une section du cube par un plan parallèle à l’arête [AB].</text:span></text:h>
        </text:list-item>
      </text:list>
      <text:p text:style-name="P40"><draw:g text:anchor-type="paragraph" draw:z-index="37" draw:name="Forme16" draw:style-name="gr1"><draw:frame draw:style-name="gr2" draw:text-style-name="P84" svg:width="0.567cm" svg:height="0.675cm" svg:x="4.782cm" svg:y="3.72cm"><draw:text-box><text:p text:style-name="P83"><text:span text:style-name="T35">B</text:span></text:p></draw:text-box></draw:frame><draw:frame draw:style-name="gr3" draw:text-style-name="P84" svg:width="0.451cm" svg:height="0.675cm" svg:x="5.893cm" svg:y="2.787cm"><draw:text-box><text:p text:style-name="P83"><text:span text:style-name="T35">C</text:span></text:p></draw:text-box></draw:frame><draw:frame draw:style-name="gr4" draw:text-style-name="P84" svg:width="0.602cm" svg:height="0.676cm" svg:x="5.761cm" svg:y="0.01cm"><draw:text-box><text:p text:style-name="P83"><text:span text:style-name="T35">G</text:span></text:p></draw:text-box></draw:frame><draw:frame draw:style-name="gr5" draw:text-style-name="P84" svg:width="0.422cm" svg:height="0.675cm" svg:x="4.807cm" svg:y="0.606cm"><draw:text-box><text:p text:style-name="P83"><text:span text:style-name="T35">F</text:span></text:p></draw:text-box></draw:frame><draw:frame draw:style-name="gr6" draw:text-style-name="P84" svg:width="0.541cm" svg:height="0.675cm" svg:x="5.322cm" svg:y="3.351cm"><draw:text-box><text:p text:style-name="P83"><text:span text:style-name="T35">N</text:span></text:p></draw:text-box></draw:frame><draw:frame draw:style-name="gr7" draw:text-style-name="P84" svg:width="0.533cm" svg:height="0.675cm" svg:x="4.937cm" svg:y="2.019cm"><draw:text-box><text:p text:style-name="P83"><text:span text:style-name="T35">K</text:span></text:p></draw:text-box></draw:frame><draw:custom-shape draw:style-name="gr8" draw:text-style-name="P85" svg:width="2.7cm" svg:height="2.701cm" svg:x="2.412cm" svg:y="1.1cm"><text:p/><draw:enhanced-geometry svg:viewBox="0 0 21600 21600" draw:type="rectangle" draw:enhanced-path="M 0 0 L 21600 0 21600 21600 0 21600 0 0 Z N"/></draw:custom-shape><draw:line draw:style-name="gr9" draw:text-style-name="P85" svg:x1="2.412cm" svg:y1="1.101cm" svg:x2="3.312cm" svg:y2="0.501cm"><text:p/></draw:line><draw:line draw:style-name="gr10" draw:text-style-name="P85" svg:x1="5.111cm" svg:y1="1.101cm" svg:x2="6.011cm" svg:y2="0.501cm"><text:p/></draw:line><draw:line draw:style-name="gr11" draw:text-style-name="P85" svg:x1="5.111cm" svg:y1="3.801cm" svg:x2="6.011cm" svg:y2="3.201cm"><text:p/></draw:line><draw:line draw:style-name="gr12" draw:text-style-name="P85" svg:x1="2.412cm" svg:y1="3.801cm" svg:x2="3.312cm" svg:y2="3.201cm"><text:p/></draw:line><draw:line draw:style-name="gr13" draw:text-style-name="P85" svg:x1="3.311cm" svg:y1="0.501cm" svg:x2="3.311cm" svg:y2="3.201cm"><text:p/></draw:line><draw:line draw:style-name="gr14" draw:text-style-name="P85" svg:x1="6.011cm" svg:y1="3.201cm" svg:x2="3.311cm" svg:y2="3.201cm"><text:p/></draw:line><draw:line draw:style-name="gr15" draw:text-style-name="P85" svg:x1="6.011cm" svg:y1="0.501cm" svg:x2="3.311cm" svg:y2="0.501cm"><text:p/></draw:line><draw:line draw:style-name="gr16" draw:text-style-name="P85" svg:x1="6.012cm" svg:y1="0.501cm" svg:x2="6.012cm" svg:y2="3.201cm"><text:p/></draw:line><draw:line draw:style-name="gr17" draw:text-style-name="P85" svg:x1="5.111cm" svg:y1="2.45cm" svg:x2="5.561cm" svg:y2="3.5cm"><text:p/></draw:line><draw:line draw:style-name="gr18" draw:text-style-name="P85" svg:x1="5.112cm" svg:y1="2.45cm" svg:x2="2.412cm" svg:y2="2.45cm"><text:p/></draw:line><draw:line draw:style-name="gr19" draw:text-style-name="P85" svg:x1="5.561cm" svg:y1="3.501cm" svg:x2="2.861cm" svg:y2="3.501cm"><text:p/></draw:line><draw:line draw:style-name="gr20" draw:text-style-name="P85" svg:x1="2.412cm" svg:y1="2.45cm" svg:x2="2.862cm" svg:y2="3.5cm"><text:p/></draw:line><draw:frame draw:style-name="gr21" draw:text-style-name="P84" svg:width="0.565cm" svg:height="0.752cm" svg:x="1.965cm" svg:y="3.691cm"><draw:text-box><text:p text:style-name="P83"><text:span text:style-name="T35">A</text:span></text:p></draw:text-box></draw:frame><draw:frame draw:style-name="gr22" draw:text-style-name="P84" svg:width="0.565cm" svg:height="0.675cm" svg:x="1.93cm" svg:y="0.61cm"><draw:text-box><text:p text:style-name="P83"><text:span text:style-name="T35">E</text:span></text:p></draw:text-box></draw:frame><draw:frame draw:style-name="gr23" draw:text-style-name="P84" svg:width="0.565cm" svg:height="0.675cm" svg:x="2.937cm" svg:y="-0.018cm"><draw:text-box><text:p text:style-name="P83"><text:span text:style-name="T35">H</text:span></text:p></draw:text-box></draw:frame><draw:frame draw:style-name="gr24" draw:text-style-name="P84" svg:width="0.567cm" svg:height="0.675cm" svg:x="3.114cm" svg:y="2.691cm"><draw:text-box><text:p text:style-name="P83"><text:span text:style-name="T35">D</text:span></text:p></draw:text-box></draw:frame><draw:frame draw:style-name="gr25" draw:text-style-name="P84" svg:width="0.565cm" svg:height="0.675cm" svg:x="2.547cm" svg:y="2.885cm"><draw:text-box><text:p text:style-name="P83"><text:span text:style-name="T35">M</text:span></text:p></draw:text-box></draw:frame><draw:frame draw:style-name="gr26" draw:text-style-name="P84" svg:width="0.567cm" svg:height="0.675cm" svg:x="1.934cm" svg:y="2.083cm"><draw:text-box><text:p text:style-name="P83"><text:span text:style-name="T35">J</text:span></text:p></draw:text-box></draw:fram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05918868091107" text:continue-list="list105918961415852" text:style-name="liste_5f_abc">
        <text:list-item text:start-value="1">
          <text:p text:style-name="P62">D<text:span text:style-name="T10">onne, sans justifier, la nature de la section JKNM.</text:span></text:p>
        </text:list-item>
      </text:list>
      <text:p text:style-name="P45"><text:span text:style-name="_5f_pointillés_20_gris"><text:span text:style-name="T23">JKNM est un r</text:span></text:span><text:span text:style-name="_5f_pointillés_20_gris"><text:span text:style-name="T24">e</text:span></text:span><text:span text:style-name="_5f_pointillés_20_gris"><text:span text:style-name="T23">ctangle.</text:span></text:span></text:p>
      <text:list xml:id="list105918405312026" text:continue-numbering="true" text:style-name="liste_5f_abc">
        <text:list-item>
          <text:p text:style-name="P63">La face F<text:span text:style-name="T11">GCB a été dessinée en vraie grandeur. Place les points K et N, </text:span><text:span text:style-name="T12">puis d</text:span><text:span text:style-name="T11">essine, </text:span><text:span text:style-name="T12">à côté, </text:span><text:span text:style-name="T11">la section JKNM en vraie grandeur.</text:span></text:p>
        </text:list-item>
      </text:list>
      <text:p text:style-name="P40"><draw:g text:anchor-type="paragraph" draw:z-index="34" draw:name="Forme22" draw:style-name="gr27"><draw:line draw:style-name="gr39" draw:text-style-name="P86" svg:x1="5.371cm" svg:y1="2.629cm" svg:x2="5.371cm" svg:y2="0.509cm"><text:p/></draw:line><draw:line draw:style-name="gr28" draw:text-style-name="P86" svg:x1="5.362cm" svg:y1="0.523cm" svg:x2="8.362cm" svg:y2="0.503cm"><text:p/></draw:line><draw:line draw:style-name="gr40" draw:text-style-name="P86" svg:x1="8.361cm" svg:y1="2.623cm" svg:x2="8.361cm" svg:y2="0.503cm"><text:p/></draw:line><draw:line draw:style-name="gr28" draw:text-style-name="P86" svg:x1="5.371cm" svg:y1="2.629cm" svg:x2="8.371cm" svg:y2="2.615cm"><text:p/></draw:line><draw:frame draw:style-name="gr30" draw:text-style-name="P90" svg:width="1.216cm" svg:height="0.911cm" svg:x="4.806cm" svg:y="-0.042cm"><draw:text-box><text:p text:style-name="P83"><text:span text:style-name="T38">J</text:span></text:p></draw:text-box></draw:frame><draw:frame draw:style-name="gr30" draw:text-style-name="P90" svg:width="0.989cm" svg:height="0.911cm" svg:x="4.713cm" svg:y="2.466cm"><draw:text-box><text:p text:style-name="P83"><text:span text:style-name="T38">M</text:span></text:p></draw:text-box></draw:frame><draw:frame draw:style-name="gr30" draw:text-style-name="P90" svg:width="1.216cm" svg:height="0.911cm" svg:x="8.188cm" svg:y="-0.031cm"><draw:text-box><text:p text:style-name="P83"><text:span text:style-name="T38">K</text:span></text:p></draw:text-box></draw:frame><draw:frame draw:style-name="gr29" draw:text-style-name="P90" svg:width="0.989cm" svg:height="0.913cm" svg:x="8.183cm" svg:y="2.427cm"><draw:text-box><text:p text:style-name="P83"><text:span text:style-name="T38">N</text:span></text:p></draw:text-box></draw:frame><draw:polyline draw:style-name="gr28" draw:text-style-name="P86" svg:width="0.253cm" svg:height="0.221cm" svg:x="5.37cm" svg:y="2.398cm" svg:viewBox="0 0 254 222" draw:points="0,0 254,0 254,222"><text:p/></draw:polyline><draw:polyline draw:style-name="gr28" draw:text-style-name="P86" svg:width="0.253cm" svg:height="0.221cm" svg:x="8.107cm" svg:y="2.386cm" svg:viewBox="0 0 254 222" draw:points="254,0 0,0 0,222"><text:p/></draw:polyline><draw:polyline draw:style-name="gr28" draw:text-style-name="P86" svg:width="0.253cm" svg:height="0.221cm" draw:transform="rotate (-3.14159265358979) translate (5.62487500000001cm 0.73926388888887cm)" svg:viewBox="0 0 254 222" draw:points="254,0 0,0 0,222"><text:p/></draw:polyline><draw:polyline draw:style-name="gr28" draw:text-style-name="P86" svg:width="0.253cm" svg:height="0.221cm" draw:transform="rotate (-3.14159265358979) translate (8.353875cm 0.73926388888887cm)" svg:viewBox="0 0 254 222" draw:points="0,0 254,0 254,222"><text:p/></draw:polyline></draw:g><draw:g text:anchor-type="paragraph" draw:z-index="33" draw:name="Forme17" draw:style-name="gr27"><draw:frame draw:style-name="gr41" draw:text-style-name="P84" svg:width="0.301cm" svg:height="0.664cm" svg:x="0.298cm" svg:y="-0.067cm"><draw:text-box><text:p text:style-name="P83"><text:span text:style-name="T35">F</text:span></text:p></draw:text-box></draw:frame><draw:frame draw:style-name="gr41" draw:text-style-name="P84" svg:width="0.302cm" svg:height="0.664cm" svg:x="3.726cm" svg:y="-0.067cm"><draw:text-box><text:p text:style-name="P83"><text:span text:style-name="T35">G</text:span></text:p></draw:text-box></draw:frame><draw:custom-shape draw:style-name="gr42" draw:text-style-name="P91" svg:width="3.001cm" svg:height="3.001cm" svg:x="0.699cm" svg:y="0.295cm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84" svg:width="0.301cm" svg:height="0.664cm" svg:x="0.298cm" svg:y="3.032cm"><draw:text-box><text:p text:style-name="P83"><text:span text:style-name="T35">B</text:span></text:p></draw:text-box></draw:frame><draw:frame draw:style-name="gr41" draw:text-style-name="P84" svg:width="0.302cm" svg:height="0.664cm" svg:x="3.726cm" svg:y="3.032cm"><draw:text-box><text:p text:style-name="P83"><text:span text:style-name="T35">C</text:span></text:p></draw:text-box></draw:frame><draw:frame draw:style-name="gr29" draw:text-style-name="P90" svg:width="1.216cm" svg:height="0.913cm" svg:x="0.062cm" svg:y="1.432cm"><draw:text-box><text:p text:style-name="P83"><text:span text:style-name="T38">K</text:span></text:p></draw:text-box></draw:frame><draw:frame draw:style-name="gr30" draw:text-style-name="P90" svg:width="0.99cm" svg:height="0.911cm" svg:x="1.789cm" svg:y="3.223cm"><draw:text-box><text:p text:style-name="P83"><text:span text:style-name="T38">N</text:span></text:p></draw:text-box></draw:frame><draw:line draw:style-name="gr43" draw:text-style-name="P86" svg:x1="0.699cm" svg:y1="1.795cm" svg:x2="2.199cm" svg:y2="3.305cm"><text:p/></draw:line><draw:line draw:style-name="gr43" draw:text-style-name="P86" svg:x1="0.529cm" svg:y1="1.023cm" svg:x2="0.866cm" svg:y2="1.175cm"><text:p/></draw:line><draw:line draw:style-name="gr43" draw:text-style-name="P86" svg:x1="0.529cm" svg:y1="2.505cm" svg:x2="0.866cm" svg:y2="2.657cm"><text:p/></draw:line><draw:line draw:style-name="gr43" draw:text-style-name="P86" svg:x1="1.524cm" svg:y1="3.132cm" svg:x2="1.368cm" svg:y2="3.467cm"><text:p/></draw:line><draw:line draw:style-name="gr43" draw:text-style-name="P86" svg:x1="3.032cm" svg:y1="3.122cm" svg:x2="2.876cm" svg:y2="3.457cm"><text:p/></draw:lin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05919344337563" text:continue-numbering="true" text:style-name="liste_5f_abc">
        <text:list-item>
          <text:h text:style-name="P58" text:outline-level="1">Quelle est la nature du solide AJMBKN ? </text:h>
        </text:list-item>
      </text:list>
      <text:p text:style-name="P46"><text:span text:style-name="_5f_pointillés_20_gris"><text:span text:style-name="T21">AJMBKN est un prisme droit à base triangulaire.</text:span></text:span></text:p>
      <text:h text:style-name="P77" text:outline-level="1"><text:span text:style-name="Bold_5f_niv3"><text:span text:style-name="T34"/></text:span></text:h>
      <text:h text:style-name="P77" text:outline-level="1"><text:span text:style-name="Bold_5f_niv3"><text:span text:style-name="T34"/></text:span></text:h>
      <text:list xml:id="list105919145478967" text:continue-list="list105918951445118" text:style-name="Num_5f_Exo">
        <text:list-item>
          <text:h text:style-name="P78" text:outline-level="1"><text:span text:style-name="Bold_5f_niv3"><text:span text:style-name="T26">Oups, ce n’est pas coupé droit</text:span></text:span></text:h>
        </text:list-item>
      </text:list>
      <text:p text:style-name="P51"><text:span text:style-name="T26">La pyramide </text:span><text:span text:style-name="T16">s</text:span><text:span text:style-name="T17">uivante</text:span><text:span text:style-name="T26">, qui est régulière à base carrée (chacune des faces latérales est un triangle isocèle), a été coupée de part en part en biais en partant de la moitié de sa face avant pour arriver au quart de sa face arrière. </text:span></text:p>
      <text:p text:style-name="P49"><draw:g text:anchor-type="paragraph" draw:z-index="21" draw:name="Forme4" draw:style-name="gr27"><draw:frame draw:style-name="gr88" draw:text-style-name="P89" svg:width="0.004cm" svg:height="0.004cm" svg:x="3.082cm" svg:y="3.574cm"><draw:image xlink:href="Pictures/100002000000025C0000027AE35BE73A24AA82B1.gif" xlink:type="simple" xlink:show="embed" xlink:actuate="onLoad" draw:mime-type="image/gif"><text:p/></draw:image></draw:frame><draw:line draw:style-name="gr35" draw:text-style-name="P89" svg:x1="2.757cm" svg:y1="4.021cm" svg:x2="6.13cm" svg:y2="4.021cm"><text:p/></draw:line><draw:line draw:style-name="gr89" draw:text-style-name="P89" svg:x1="3.6cm" svg:y1="3.302cm" svg:x2="6.973cm" svg:y2="3.302cm"><text:p/></draw:line><draw:line draw:style-name="gr35" draw:text-style-name="P89" svg:x1="6.973cm" svg:y1="3.302cm" svg:x2="6.13cm" svg:y2="4.022cm"><text:p/></draw:line><draw:line draw:style-name="gr90" draw:text-style-name="P89" svg:x1="3.6cm" svg:y1="3.302cm" svg:x2="2.757cm" svg:y2="4.022cm"><text:p/></draw:line><draw:line draw:style-name="gr35" draw:text-style-name="P89" svg:x1="4.445cm" svg:y1="0.426cm" svg:x2="6.131cm" svg:y2="4.023cm"><text:p/></draw:line><draw:line draw:style-name="gr35" draw:text-style-name="P89" svg:x1="4.445cm" svg:y1="0.426cm" svg:x2="6.974cm" svg:y2="3.303cm"><text:p/></draw:line><draw:line draw:style-name="gr35" draw:text-style-name="P89" svg:x1="4.443cm" svg:y1="0.426cm" svg:x2="2.757cm" svg:y2="4.023cm"><text:p/></draw:line><draw:line draw:style-name="gr91" draw:text-style-name="P89" svg:x1="4.443cm" svg:y1="0.426cm" svg:x2="3.6cm" svg:y2="3.303cm"><text:p/></draw:line><draw:line draw:style-name="gr35" draw:text-style-name="P89" svg:x1="3.6cm" svg:y1="2.293cm" svg:x2="5.307cm" svg:y2="2.293cm"><text:p/></draw:line><draw:line draw:style-name="gr92" draw:text-style-name="P89" svg:x1="3.826cm" svg:y1="2.578cm" svg:x2="6.299cm" svg:y2="2.578cm"><text:p/></draw:line><draw:line draw:style-name="gr35" draw:text-style-name="P89" svg:x1="5.318cm" svg:y1="2.293cm" svg:x2="6.33cm" svg:y2="2.58cm"><text:p/></draw:line><draw:line draw:style-name="gr93" draw:text-style-name="P89" svg:x1="3.588cm" svg:y1="2.286cm" svg:x2="3.841cm" svg:y2="2.573cm"><text:p/></draw:line><draw:frame draw:style-name="gr33" draw:text-style-name="P88" svg:width="0.676cm" svg:height="0.678cm" svg:x="3.655cm" svg:y="2.45cm"><draw:text-box><text:p text:style-name="P94"><text:span text:style-name="T37">E</text:span></text:p></draw:text-box></draw:frame><draw:frame draw:style-name="gr33" draw:text-style-name="P88" svg:width="0.676cm" svg:height="0.678cm" svg:x="5.066cm" svg:y="1.787cm"><draw:text-box><text:p text:style-name="P94"><text:span text:style-name="T37">G</text:span></text:p></draw:text-box></draw:frame><draw:frame draw:style-name="gr33" draw:text-style-name="P88" svg:width="0.678cm" svg:height="0.678cm" svg:x="6.215cm" svg:y="2.212cm"><draw:text-box><text:p text:style-name="P94"><text:span text:style-name="T37">F</text:span></text:p></draw:text-box></draw:frame><draw:frame draw:style-name="gr33" draw:text-style-name="P88" svg:width="0.676cm" svg:height="0.678cm" svg:x="2.401cm" svg:y="3.877cm"><draw:text-box><text:p text:style-name="P94"><text:span text:style-name="T37">D</text:span></text:p></draw:text-box></draw:frame><draw:frame draw:style-name="gr33" draw:text-style-name="P88" svg:width="0.676cm" svg:height="0.678cm" svg:x="5.814cm" svg:y="3.888cm"><draw:text-box><text:p text:style-name="P94"><text:span text:style-name="T37">C</text:span></text:p></draw:text-box></draw:frame><draw:frame draw:style-name="gr33" draw:text-style-name="P88" svg:width="0.675cm" svg:height="0.678cm" svg:x="3.308cm" svg:y="3.188cm"><draw:text-box><text:p text:style-name="P94"><text:span text:style-name="T37">A</text:span></text:p></draw:text-box></draw:frame><draw:frame draw:style-name="gr33" draw:text-style-name="P88" svg:width="0.676cm" svg:height="0.678cm" svg:x="6.687cm" svg:y="3.174cm"><draw:text-box><text:p text:style-name="P94"><text:span text:style-name="T37">B</text:span></text:p></draw:text-box></draw:frame><draw:frame draw:style-name="gr33" draw:text-style-name="P88" svg:width="0.678cm" svg:height="0.678cm" svg:x="4.086cm" svg:y="-0.079cm"><draw:text-box><text:p text:style-name="P94"><text:span text:style-name="T37">S</text:span></text:p></draw:text-box></draw:frame><draw:frame draw:style-name="gr33" draw:text-style-name="P88" svg:width="0.676cm" svg:height="0.678cm" svg:x="3.011cm" svg:y="1.805cm"><draw:text-box><text:p text:style-name="P94"><text:span text:style-name="T37">H</text:span></text:p></draw:text-box></draw:frame></draw:g></text:p>
      <text:h text:style-name="P76" text:outline-level="1"/>
      <text:h text:style-name="P76" text:outline-level="1"/>
      <text:h text:style-name="P76" text:outline-level="1"/>
      <text:h text:style-name="P79" text:outline-level="1"/>
      <text:list xml:id="list105919878742652" text:continue-list="list105919344337563" text:style-name="liste_5f_abc">
        <text:list-item text:start-value="1">
          <text:p text:style-name="P61">Les quatre faces latérales sont représentées ci‑dessous. D<text:span text:style-name="T33">essine</text:span> sur chacune le trait de <text:span text:style-name="T33">section</text:span>. </text:p>
        </text:list-item>
      </text:list>
      <text:p text:style-name="P49"/>
      <text:p text:style-name="P49"/>
      <text:p text:style-name="P49"/>
      <text:p text:style-name="P49"/>
      <text:p text:style-name="P49"><draw:g text:anchor-type="paragraph" draw:z-index="35" draw:name="Forme3_0" draw:style-name="gr27"><draw:line draw:style-name="gr28" draw:text-style-name="P86" svg:x1="0.996cm" svg:y1="0.854cm" svg:x2="3.496cm" svg:y2="0.854cm"><text:p/></draw:line><draw:frame draw:style-name="gr29" draw:text-style-name="P87" svg:width="1.218cm" svg:height="0.913cm" svg:x="3.369cm" svg:y="0.344cm"><draw:text-box><text:p text:style-name="P83"><text:span text:style-name="T36">F</text:span></text:p></draw:text-box></draw:frame><draw:g draw:name="Forme3_1" draw:style-name="gr31"><draw:g draw:style-name="gr31"><draw:custom-shape draw:style-name="gr36" draw:text-style-name="P89" svg:width="3.326cm" svg:height="3.613cm" svg:x="5.041cm" svg:y="-1.8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3" draw:text-style-name="P88" svg:width="0.571cm" svg:height="0.678cm" svg:x="6.348cm" svg:y="-2.466cm"><draw:text-box><text:p text:style-name="P83"><text:span text:style-name="T37">S</text:span></text:p></draw:text-box></draw:frame><draw:frame draw:style-name="gr33" draw:text-style-name="P88" svg:width="0.823cm" svg:height="0.678cm" svg:x="4.458cm" svg:y="1.45cm"><draw:text-box><text:p text:style-name="P83"><text:span text:style-name="T37">B</text:span></text:p></draw:text-box></draw:frame><draw:frame draw:style-name="gr33" draw:text-style-name="P88" svg:width="0.572cm" svg:height="0.678cm" svg:x="8.252cm" svg:y="1.42cm"><draw:text-box><text:p text:style-name="P83"><text:span text:style-name="T37">C</text:span></text:p></draw:text-box></draw:frame></draw:g><draw:g draw:style-name="gr31"><draw:custom-shape draw:style-name="gr37" draw:text-style-name="P89" svg:width="3.324cm" svg:height="3.611cm" svg:x="0.588cm" svg:y="-1.83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2" draw:text-style-name="P88" svg:width="0.571cm" svg:height="0.68cm" svg:x="1.895cm" svg:y="-2.434cm"><draw:text-box><text:p text:style-name="P83"><text:span text:style-name="T37">S</text:span></text:p></draw:text-box></draw:frame><draw:frame draw:style-name="gr32" draw:text-style-name="P88" svg:width="0.821cm" svg:height="0.68cm" svg:x="0.002cm" svg:y="1.482cm"><draw:text-box><text:p text:style-name="P83"><text:span text:style-name="T37">A</text:span></text:p></draw:text-box></draw:frame><draw:frame draw:style-name="gr32" draw:text-style-name="P88" svg:width="0.572cm" svg:height="0.68cm" svg:x="3.796cm" svg:y="1.452cm"><draw:text-box><text:p text:style-name="P83"><text:span text:style-name="T37">B</text:span></text:p></draw:text-box></draw:frame></draw:g><draw:g draw:style-name="gr31"><draw:custom-shape draw:style-name="gr36" draw:text-style-name="P89" svg:width="3.326cm" svg:height="3.613cm" svg:x="5.234cm" svg:y="2.67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3" draw:text-style-name="P88" svg:width="0.572cm" svg:height="0.678cm" svg:x="6.541cm" svg:y="2.074cm"><draw:text-box><text:p text:style-name="P83"><text:span text:style-name="T37">S</text:span></text:p></draw:text-box></draw:frame><draw:frame draw:style-name="gr33" draw:text-style-name="P88" svg:width="0.825cm" svg:height="0.678cm" svg:x="4.65cm" svg:y="5.992cm"><draw:text-box><text:p text:style-name="P83"><text:span text:style-name="T37">D</text:span></text:p></draw:text-box></draw:frame><draw:frame draw:style-name="gr33" draw:text-style-name="P88" svg:width="0.572cm" svg:height="0.678cm" svg:x="8.444cm" svg:y="5.962cm"><draw:text-box><text:p text:style-name="P83"><text:span text:style-name="T37">A</text:span></text:p></draw:text-box></draw:frame></draw:g><draw:g draw:style-name="gr31"><draw:custom-shape draw:style-name="gr38" draw:text-style-name="P89" svg:width="3.322cm" svg:height="3.613cm" svg:x="0.78cm" svg:y="2.70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2" draw:text-style-name="P88" svg:width="0.569cm" svg:height="0.68cm" svg:x="2.085cm" svg:y="2.108cm"><draw:text-box><text:p text:style-name="P83"><text:span text:style-name="T37">S</text:span></text:p></draw:text-box></draw:frame><draw:frame draw:style-name="gr32" draw:text-style-name="P88" svg:width="0.821cm" svg:height="0.68cm" svg:x="0.194cm" svg:y="6.024cm"><draw:text-box><text:p text:style-name="P83"><text:span text:style-name="T37">C</text:span></text:p></draw:text-box></draw:frame><draw:frame draw:style-name="gr32" draw:text-style-name="P88" svg:width="0.572cm" svg:height="0.68cm" svg:x="3.988cm" svg:y="5.994cm"><draw:text-box><text:p text:style-name="P83"><text:span text:style-name="T37">D</text:span></text:p></draw:text-box></draw:frame></draw:g></draw:g><draw:frame draw:style-name="gr29" draw:text-style-name="P87" svg:width="1.22cm" svg:height="0.913cm" svg:x="0.417cm" svg:y="0.376cm"><draw:text-box><text:p text:style-name="P83"><text:span text:style-name="T36">E</text:span></text:p></draw:text-box></draw:frame><draw:line draw:style-name="gr28" draw:text-style-name="P86" svg:x1="5.463cm" svg:y1="0.855cm" svg:x2="7.535cm" svg:y2="-0.065cm"><text:p/></draw:line><draw:frame draw:style-name="gr29" draw:text-style-name="P87" svg:width="1.218cm" svg:height="0.913cm" svg:x="4.853cm" svg:y="0.397cm"><draw:text-box><text:p text:style-name="P83"><text:span text:style-name="T36">F</text:span></text:p></draw:text-box></draw:frame><draw:frame draw:style-name="gr29" draw:text-style-name="P87" svg:width="1.218cm" svg:height="0.913cm" svg:x="7.424cm" svg:y="-0.556cm"><draw:text-box><text:p text:style-name="P83"><text:span text:style-name="T36">G</text:span></text:p></draw:text-box></draw:frame><draw:line draw:style-name="gr28" draw:text-style-name="P86" svg:x1="8.149cm" svg:y1="5.449cm" svg:x2="6.077cm" svg:y2="4.529cm"><text:p/></draw:line><draw:line draw:style-name="gr28" draw:text-style-name="P86" svg:x1="1.6cm" svg:y1="4.527cm" svg:x2="3.281cm" svg:y2="4.528cm"><text:p/></draw:line><draw:frame draw:style-name="gr29" draw:text-style-name="P87" svg:width="1.216cm" svg:height="0.913cm" svg:x="0.958cm" svg:y="4.09cm"><draw:text-box><text:p text:style-name="P83"><text:span text:style-name="T36">G</text:span></text:p></draw:text-box></draw:frame><draw:frame draw:style-name="gr29" draw:text-style-name="P87" svg:width="1.22cm" svg:height="0.913cm" svg:x="3.106cm" svg:y="4.112cm"><draw:text-box><text:p text:style-name="P83"><text:span text:style-name="T36">H</text:span></text:p></draw:text-box></draw:frame><draw:frame draw:style-name="gr29" draw:text-style-name="P87" svg:width="1.22cm" svg:height="0.913cm" svg:x="5.34cm" svg:y="4.08cm"><draw:text-box><text:p text:style-name="P83"><text:span text:style-name="T36">H</text:span></text:p></draw:text-box></draw:frame><draw:frame draw:style-name="gr29" draw:text-style-name="P87" svg:width="1.218cm" svg:height="0.913cm" svg:x="8.029cm" svg:y="5.053cm"><draw:text-box><text:p text:style-name="P83"><text:span text:style-name="T36">E</text:span></text:p></draw:text-box></draw:frame></draw:g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05918868022401" text:continue-numbering="true" text:style-name="liste_5f_abc">
        <text:list-item>
          <text:p text:style-name="P64">Quelle est la nature de la section EFGH ?</text:p>
          <text:p text:style-name="P59"><text:span text:style-name="_5f_pointillés_20_gris"><text:span text:style-name="T21">EFGH est un trapèze isocèle.</text:span></text:span></text:p>
        </text:list-item>
        <text:list-item>
          <text:p text:style-name="P70"><text:span text:style-name="T32">Dessine cette section à partir de la vue de </text:span><text:span text:style-name="T13">d</text:span><text:span text:style-name="T14">essus de la pyramide </text:span><text:span text:style-name="T32">représentée ci-dessous.</text:span></text:p>
        </text:list-item>
      </text:list>
      <text:p text:style-name="P48"/>
      <text:p text:style-name="_5f_Paragraphe_20_livret_20_"/>
      <text:p text:style-name="P47"/>
      <text:p text:style-name="P47"/>
      <text:p text:style-name="P47"><draw:g text:anchor-type="paragraph" draw:z-index="36" draw:name="Forme6_0" draw:style-name="gr27"><draw:line draw:style-name="gr28" draw:text-style-name="P86" svg:x1="3.209cm" svg:y1="-1.709cm" svg:x2="6.251cm" svg:y2="-1.718cm"><text:p/></draw:line><draw:frame draw:style-name="gr29" draw:text-style-name="P87" svg:width="1.218cm" svg:height="0.913cm" svg:x="6.125cm" svg:y="-2.013cm"><draw:text-box><text:p text:style-name="P83"><text:span text:style-name="T36">F</text:span></text:p></draw:text-box></draw:frame><draw:frame draw:style-name="gr30" draw:text-style-name="P87" svg:width="1.22cm" svg:height="0.911cm" svg:x="2.6cm" svg:y="-2.029cm"><draw:text-box><text:p text:style-name="P83"><text:span text:style-name="T36">E</text:span></text:p></draw:text-box></draw:frame><draw:line draw:style-name="gr28" draw:text-style-name="P86" svg:x1="3.708cm" svg:y1="0.78cm" svg:x2="3.208cm" svg:y2="-1.718cm"><text:p/></draw:line><draw:line draw:style-name="gr28" draw:text-style-name="P86" svg:x1="3.72cm" svg:y1="0.806cm" svg:x2="5.72cm" svg:y2="0.806cm"><text:p/></draw:line><draw:frame draw:style-name="gr30" draw:text-style-name="P87" svg:width="1.22cm" svg:height="0.911cm" svg:x="5.29cm" svg:y="0.709cm"><draw:text-box><text:p text:style-name="P83"><text:span text:style-name="T36">G</text:span></text:p></draw:text-box></draw:frame><draw:frame draw:style-name="gr30" draw:text-style-name="P87" svg:width="1.218cm" svg:height="0.911cm" svg:x="3.322cm" svg:y="0.73cm"><draw:text-box><text:p text:style-name="P83"><text:span text:style-name="T36">H</text:span></text:p></draw:text-box></draw:frame><draw:g draw:name="Forme6_1" draw:style-name="gr31"><draw:frame draw:style-name="gr32" draw:text-style-name="P88" svg:width="0.572cm" svg:height="0.68cm" svg:x="2.11cm" svg:y="-2.586cm"><draw:text-box><text:p text:style-name="P83"><text:span text:style-name="T37">A</text:span></text:p></draw:text-box></draw:frame><draw:frame draw:style-name="gr33" draw:text-style-name="P88" svg:width="0.994cm" svg:height="0.678cm" svg:x="6.597cm" svg:y="-2.641cm"><draw:text-box><text:p text:style-name="P83"><text:span text:style-name="T37">B</text:span></text:p></draw:text-box></draw:frame><draw:frame draw:style-name="gr33" draw:text-style-name="P88" svg:width="0.994cm" svg:height="0.678cm" svg:x="6.656cm" svg:y="1.559cm"><draw:text-box><text:p text:style-name="P83"><text:span text:style-name="T37">C</text:span></text:p></draw:text-box></draw:frame><draw:frame draw:style-name="gr33" draw:text-style-name="P88" svg:width="0.992cm" svg:height="0.678cm" svg:x="2.05cm" svg:y="1.55cm"><draw:text-box><text:p text:style-name="P83"><text:span text:style-name="T37">D</text:span></text:p></draw:text-box></draw:frame><draw:g draw:style-name="gr31"><draw:custom-shape draw:style-name="gr34" draw:text-style-name="P89" svg:width="4.001cm" svg:height="4.007cm" svg:x="2.717cm" svg:y="-2.212cm"><text:p/><draw:enhanced-geometry svg:viewBox="0 0 21600 21600" draw:type="rectangle" draw:enhanced-path="M 0 0 L 21600 0 21600 21600 0 21600 0 0 Z N"/></draw:custom-shape><draw:line draw:style-name="gr35" draw:text-style-name="P86" svg:x1="2.727cm" svg:y1="-2.212cm" svg:x2="6.711cm" svg:y2="1.791cm"><text:p/></draw:line><draw:line draw:style-name="gr35" draw:text-style-name="P86" svg:x1="6.716cm" svg:y1="-2.205cm" svg:x2="2.72cm" svg:y2="1.798cm"><text:p/></draw:line></draw:g><draw:frame draw:style-name="gr33" draw:text-style-name="P88" svg:width="0.994cm" svg:height="0.678cm" svg:x="4.362cm" svg:y="-0.794cm"><draw:text-box><text:p text:style-name="P83"><text:span text:style-name="T37">S</text:span></text:p></draw:text-box></draw:frame></draw:g><draw:line draw:style-name="gr28" draw:text-style-name="P86" svg:x1="5.738cm" svg:y1="0.79cm" svg:x2="6.252cm" svg:y2="-1.734cm"><text:p/></draw:line></draw:g></text:p>
      <text:p text:style-name="P47"/>
      <text:list xml:id="list105918574134014" text:continue-list="list105919145478967" text:style-name="Num_5f_Exo">
        <text:list-item>
          <text:h text:style-name="P80" text:outline-level="1"><text:soft-page-break/><text:span text:style-name="T7"> On considère la sphère de centre O et de rayon 6 cm. </text:span><text:span text:style-name="T18">On </text:span><text:span text:style-name="T19">la coupe horizontalement en passant par O’ suivant le schéma ci-dessous. M est un point situé sur le trait de coupe. Comme O’M est horizontal et OO’ vertical, on admet que le triangle OMO’ est rectangle en O’.</text:span></text:h>
        </text:list-item>
      </text:list>
      <text:p text:style-name="P43"><text:span text:style-name="T29">On donne</text:span> OO’ <text:span text:style-name="_5f_Symbole">=</text:span> <text:span text:style-name="T27">5 </text:span>cm.</text:p>
      <text:p text:style-name="P50"><draw:g text:anchor-type="paragraph" draw:z-index="20" draw:name="Forme18" draw:style-name="gr94"><draw:custom-shape draw:style-name="gr95" draw:text-style-name="P89" svg:width="6.002cm" svg:height="6.002cm" svg:x="1.905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style-name="gr50" draw:text-style-name="P92" svg:width="4.28cm" svg:height="1.211cm" svg:x="2.757cm" svg:y="0.614cm" draw:kind="arc" draw:start-angle="181.83" draw:end-angle="357.28"><text:p/></draw:ellipse><draw:ellipse draw:style-name="gr96" draw:text-style-name="P92" svg:width="6.002cm" svg:height="2.001cm" draw:transform="skewX (-0.000872664625997165) rotate (3.13181880977862) translate (7.90575cm 4.41148611111111cm)" draw:kind="arc" draw:start-angle="181.83" draw:end-angle="357.28"><text:p/></draw:ellipse><draw:ellipse draw:style-name="gr96" draw:text-style-name="P92" svg:width="4.282cm" svg:height="1.211cm" draw:transform="rotate (-3.13583306705821) translate (7.04144444444444cm 1.92440277777778cm)" draw:kind="arc" draw:start-angle="181.83" draw:end-angle="357.28"><text:p/></draw:ellipse><draw:ellipse draw:style-name="gr97" draw:text-style-name="P92" svg:width="6cm" svg:height="2.001cm" draw:transform="rotate (-0.00785398163397424) translate (1.92440277777778cm 2.25425cm)" draw:kind="arc" draw:start-angle="181.83" draw:end-angle="357.28"><text:p/></draw:ellipse><draw:custom-shape draw:style-name="gr98" draw:text-style-name="P89" svg:width="2.102cm" svg:height="2.103cm" draw:transform="rotate (-3.1394982584874) translate (4.90890277777778cm 3.3655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99" draw:text-style-name="P100" svg:width="0.202cm" svg:height="0.202cm" svg:x="4.704cm" svg:y="1.267cm"><text:p/><draw:enhanced-geometry svg:viewBox="0 0 21600 21600" draw:type="rectangle" draw:enhanced-path="M 0 0 L 21600 0 21600 21600 0 21600 0 0 Z N"/></draw:custom-shape><draw:frame draw:style-name="gr100" draw:text-style-name="P88" svg:width="0.701cm" svg:height="0.701cm" svg:x="4.805cm" svg:y="3.068cm"><draw:text-box><text:p text:style-name="P94"><text:span text:style-name="T37">O</text:span></text:p></draw:text-box></draw:frame><draw:frame draw:style-name="gr100" draw:text-style-name="P88" svg:width="1.001cm" svg:height="0.701cm" svg:x="4.805cm" svg:y="0.967cm"><draw:text-box><text:p text:style-name="P94"><text:span text:style-name="T37">O'</text:span></text:p></draw:text-box></draw:frame><draw:frame draw:style-name="gr100" draw:text-style-name="P88" svg:width="0.699cm" svg:height="0.701cm" svg:x="2.006cm" svg:y="0.767cm"><draw:text-box><text:p text:style-name="P94"><text:span text:style-name="T37">M</text:span></text:p></draw:text-box></draw:frame></draw:g>Aucun calcul n’est nécessaire pour les deux constructions suivantes.</text:p>
      <text:list xml:id="list105919296411154" text:continue-list="list105918868022401" text:style-name="liste_5f_abc">
        <text:list-item text:start-value="1">
          <text:p text:style-name="P65">Trace en vraie grandeur le triangle OO’M.</text:p>
        </text:list-item>
        <text:list-item>
          <text:p text:style-name="P65">Trace en vraie grandeur l<text:span text:style-name="T30">a section </text:span>de la sphère.</text:p>
        </text:list-item>
      </text:list>
      <text:p text:style-name="_5f_Paragraphe_20_livret_20_"><draw:g text:anchor-type="paragraph" draw:z-index="23" draw:name="Forme9_0" draw:style-name="gr27"><draw:frame draw:style-name="gr30" draw:text-style-name="P87" svg:width="1.216cm" svg:height="0.911cm" svg:x="3.471cm" svg:y="5.472cm"><draw:text-box><text:p text:style-name="P94"><text:span text:style-name="T36">O</text:span></text:p></draw:text-box></draw:frame><draw:custom-shape draw:style-name="gr79" draw:text-style-name="P86" svg:width="3.322cm" svg:height="5.001cm" svg:x="0.484cm" svg:y="0.49cm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frame draw:style-name="gr30" draw:text-style-name="P87" svg:width="1.216cm" svg:height="0.911cm" svg:x="3.732cm" svg:y="0.097cm"><draw:text-box><text:p text:style-name="P94"><text:span text:style-name="T36">O’</text:span></text:p></draw:text-box></draw:frame><draw:frame draw:style-name="gr30" draw:text-style-name="P87" svg:width="1.216cm" svg:height="0.911cm" svg:x="-0.272cm" svg:y="-0.081cm"><draw:text-box><text:p text:style-name="P94"><text:span text:style-name="T36">M</text:span></text:p></draw:text-box></draw:frame><draw:polyline draw:style-name="gr28" draw:text-style-name="P86" svg:width="0.341cm" svg:height="0.39cm" draw:transform="rotate (-1.5707963267949) translate (3.86636111111111cm 0.539861111111108cm)" svg:viewBox="0 0 342 391" draw:points="0,391 342,391 342,33 309,0"><text:p/></draw:polyline><draw:frame draw:style-name="gr80" draw:text-style-name="P87" svg:width="1.553cm" svg:height="1.244cm" svg:x="3.683cm" svg:y="2.23cm"><draw:text-box><text:p text:style-name="P94"><text:span text:style-name="T36">5 cm</text:span></text:p></draw:text-box></draw:frame><draw:frame draw:style-name="gr80" draw:text-style-name="P87" svg:width="1.551cm" svg:height="1.244cm" svg:x="0.492cm" svg:y="2.297cm"><draw:text-box><text:p text:style-name="P94"><text:span text:style-name="T36">6 cm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draw:g text:anchor-type="paragraph" draw:z-index="24" draw:name="Forme10_0" draw:style-name="gr27"><draw:custom-shape draw:style-name="gr78" draw:text-style-name="P86" svg:width="6.631cm" svg:height="6.631cm" svg:x="1.847cm" svg:y="0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3" draw:text-style-name="P86" svg:x1="1.842cm" svg:y1="3.952cm" svg:x2="5.162cm" svg:y2="3.952cm"><text:p/></draw:line><draw:g draw:style-name="gr31"><draw:line draw:style-name="gr28" draw:text-style-name="P86" svg:x1="5.213cm" svg:y1="3.854cm" svg:x2="5.034cm" svg:y2="4.049cm"><text:p/></draw:line><draw:line draw:style-name="gr28" draw:text-style-name="P86" svg:x1="5.034cm" svg:y1="3.856cm" svg:x2="5.213cm" svg:y2="4.051cm"><text:p/></draw:line></draw:g><draw:frame draw:style-name="gr30" draw:text-style-name="P87" svg:width="1.218cm" svg:height="0.911cm" svg:x="4.997cm" svg:y="3.477cm"><draw:text-box><text:p text:style-name="P94"><text:span text:style-name="T36">O’</text:span></text:p></draw:text-box></draw:frame><draw:frame draw:style-name="gr30" draw:text-style-name="P87" svg:width="1.216cm" svg:height="0.911cm" svg:x="1.092cm" svg:y="3.591cm"><draw:text-box><text:p text:style-name="P94"><text:span text:style-name="T36">M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3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draw:stroke-dash draw:name="Dash" draw:style="rect" draw:dots1="1" draw:dots1-length="170%" draw:distance="170%"/>
    <draw:stroke-dash draw:name="Dashed_20__28_var_29__20_6799" draw:display-name="Dashed (var) 6799" draw:style="rect" draw:dots1="1" draw:dots1-length="63%" draw:distance="63%"/>
    <draw:stroke-dash draw:name="Dashed_20__28_var_29__20_6800" draw:display-name="Dashed (var) 6800" draw:style="rect" draw:dots1="1" draw:dots1-length="63%" draw:distance="63%"/>
    <draw:stroke-dash draw:name="Dashed_20__28_var_29__20_6801" draw:display-name="Dashed (var) 6801" draw:style="rect" draw:dots1="1" draw:dots1-length="63%" draw:distance="63%"/>
    <draw:stroke-dash draw:name="Dashed_20__28_var_29__20_6802" draw:display-name="Dashed (var) 6802" draw:style="rect" draw:dots1="1" draw:dots1-length="63%" draw:distance="63%"/>
    <draw:stroke-dash draw:name="Dashed_20__28_var_29__20_6803" draw:display-name="Dashed (var) 6803" draw:style="rect" draw:dots1="1" draw:dots1-length="63%" draw:distance="63%"/>
    <draw:stroke-dash draw:name="Dashed_20__28_var_29__20_6804" draw:display-name="Dashed (var) 6804" draw:style="rect" draw:dots1="1" draw:dots1-length="36%" draw:distance="36%"/>
    <draw:stroke-dash draw:name="Dashed_20__28_var_29__20_6805" draw:display-name="Dashed (var) 6805" draw:style="rect" draw:dots1="1" draw:dots1-length="36%" draw:distance="36%"/>
    <draw:stroke-dash draw:name="Dashed_20__28_var_29__20_6806" draw:display-name="Dashed (var) 6806" draw:style="rect" draw:dots1="1" draw:dots1-length="36%" draw:distance="36%"/>
    <draw:stroke-dash draw:name="Dashed_20__28_var_29__20_6807" draw:display-name="Dashed (var) 6807" draw:style="rect" draw:dots1="1" draw:dots1-length="36%" draw:distance="36%"/>
    <draw:stroke-dash draw:name="Dashed_20__28_var_29__20_6808" draw:display-name="Dashed (var) 6808" draw:style="rect" draw:dots1="1" draw:dots1-length="36%" draw:distance="36%"/>
    <draw:stroke-dash draw:name="Dashed_20__28_var_29__20_6809" draw:display-name="Dashed (var) 6809" draw:style="rect" draw:dots1="1" draw:dots1-length="36%" draw:distance="36%"/>
    <draw:stroke-dash draw:name="Dashed_20__28_var_29__20_6810" draw:display-name="Dashed (var) 6810" draw:style="rect" draw:dots1="1" draw:dots1-length="36%" draw:distance="36%"/>
    <draw:stroke-dash draw:name="Dashed_20__28_var_29__20_6811" draw:display-name="Dashed (var) 6811" draw:style="rect" draw:dots1="1" draw:dots1-length="36%" draw:distance="36%"/>
    <draw:stroke-dash draw:name="Dashed_20__28_var_29__20_6812" draw:display-name="Dashed (var) 6812" draw:style="rect" draw:dots1="1" draw:dots1-length="36%" draw:distance="36%"/>
    <draw:stroke-dash draw:name="Dashed_20__28_var_29__20_6813" draw:display-name="Dashed (var) 6813" draw:style="rect" draw:dots1="1" draw:dots1-length="36%" draw:distance="36%"/>
    <draw:stroke-dash draw:name="Dashed_20__28_var_29__20_6814" draw:display-name="Dashed (var) 6814" draw:style="rect" draw:dots1="1" draw:dots1-length="36%" draw:distance="36%"/>
    <draw:stroke-dash draw:name="Dashed_20__28_var_29__20_6815" draw:display-name="Dashed (var) 6815" draw:style="rect" draw:dots1="1" draw:dots1-length="36%" draw:distance="36%"/>
    <draw:stroke-dash draw:name="Dashed_20__28_var_29__20_6816" draw:display-name="Dashed (var) 6816" draw:style="rect" draw:dots1="1" draw:dots1-length="36%" draw:distance="36%"/>
    <draw:stroke-dash draw:name="Dashed_20__28_var_29__20_6817" draw:display-name="Dashed (var) 6817" draw:style="rect" draw:dots1="1" draw:dots1-length="36%" draw:distance="36%"/>
    <draw:stroke-dash draw:name="Dashed_20__28_var_29__20_6818" draw:display-name="Dashed (var) 6818" draw:style="rect" draw:dots1="1" draw:dots1-length="36%" draw:distance="36%"/>
    <draw:stroke-dash draw:name="Dashed_20__28_var_29__20_6819" draw:display-name="Dashed (var) 6819" draw:style="rect" draw:dots1="1" draw:dots1-length="36%" draw:distance="36%"/>
    <draw:stroke-dash draw:name="Dashed_20__28_var_29__20_6820" draw:display-name="Dashed (var) 6820" draw:style="rect" draw:dots1="1" draw:dots1-length="36%" draw:distance="36%"/>
    <draw:stroke-dash draw:name="Dashed_20__28_var_29__20_6821" draw:display-name="Dashed (var) 6821" draw:style="rect" draw:dots1="1" draw:dots1-length="36%" draw:distance="36%"/>
    <draw:stroke-dash draw:name="Dashed_20__28_var_29__20_6822" draw:display-name="Dashed (var) 6822" draw:style="rect" draw:dots1="1" draw:dots1-length="36%" draw:distance="36%"/>
    <draw:stroke-dash draw:name="Dashed_20__28_var_29__20_6823" draw:display-name="Dashed (var) 6823" draw:style="rect" draw:dots1="1" draw:dots1-length="20%" draw:distance="20%"/>
    <draw:stroke-dash draw:name="Dashed_20__28_var_29__20_6824" draw:display-name="Dashed (var) 6824" draw:style="rect" draw:dots1="1" draw:dots1-length="20%" draw:distance="20%"/>
    <draw:stroke-dash draw:name="Dashed_20__28_var_29__20_6825" draw:display-name="Dashed (var) 6825" draw:style="rect" draw:dots1="1" draw:dots1-length="20%" draw:distance="20%"/>
    <draw:stroke-dash draw:name="Dashed_20__28_var_29__20_6826" draw:display-name="Dashed (var) 6826" draw:style="rect" draw:dots1="1" draw:dots1-length="20%" draw:distance="20%"/>
    <draw:stroke-dash draw:name="Dashed_20__28_var_29__20_6837" draw:display-name="Dashed (var) 6837" draw:style="rect" draw:dots1="1" draw:dots1-length="36%" draw:distance="36%"/>
    <draw:stroke-dash draw:name="Dashed_20__28_var_29__20_6838" draw:display-name="Dashed (var) 6838" draw:style="rect" draw:dots1="1" draw:dots1-length="36%" draw:distance="36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question_20_ebeps" style:display-name="question ebeps" style:family="paragraph" style:parent-style-name="Standard" style:class="text">
      <style:paragraph-properties fo:margin-left="0.96cm" fo:margin-right="0cm" fo:margin-top="0cm" fo:margin-bottom="0cm" style:contextual-spacing="false" fo:text-align="start" style:justify-single-word="false" fo:text-indent="-0.96cm" style:auto-text-indent="false">
        <style:tab-stops>
          <style:tab-stop style:position="-0.034cm"/>
        </style:tab-stops>
      </style:paragraph-properties>
      <style:text-properties fo:color="#000000" loext:opacity="100%" style:font-name="Bitstream Vera Sans2" fo:font-family="'Bitstream Vera Sans'" style:font-family-generic="swiss" style:font-pitch="variable" fo:font-size="9pt" style:text-underline-style="none" fo:font-weight="normal" style:font-size-asian="9pt" style:font-weight-asian="normal" style:font-size-complex="9pt" style:font-weight-complex="normal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3a2834" officeooo:paragraph-rsid="003a2834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356124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6de1b"/>
    </style:style>
    <style:style style:name="MT7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2</text:span></text:p></draw:text-box></draw:frame><draw:line text:anchor-type="paragraph" draw:z-index="18" draw:name="Forme3" draw:style-name="Mgr3" draw:text-style-name="MP27" svg:x1="12.598cm" svg:y1="0.365cm" svg:x2="20.504cm" svg:y2="0.365cm"><text:p/></draw:line>Construire une vue en coupe</text:p>
      </style:header>
      <style:footer>
        <text:p text:style-name="MP29"><draw:frame draw:style-name="Mfr1" draw:name="Cadre1" text:anchor-type="paragraph" svg:y="-0.06cm" draw:z-index="2"><draw:text-box fo:min-height="0.499cm" fo:min-width="1cm"><draw:frame draw:style-name="Mfr2" draw:name="Cadre2" text:anchor-type="frame" svg:x="0.45cm" svg:y="0.079cm" svg:width="0.817cm" draw:z-index="5"><draw:text-box fo:min-height="0.355cm"><text:p text:style-name="MP30"><draw:g text:anchor-type="paragraph" draw:z-index="8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29</text:page-number></text:p></draw:text-box></draw:frame><text:p text:style-name="MP32"><text:span text:style-name="MT6">espace</text:span> • <text:span text:style-name="MT7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0000000</meta:creation-date>
    <dc:date>2021-09-24T10:59:17.320000000</dc:date>
    <meta:editing-duration>PT11H58M16S</meta:editing-duration>
    <meta:editing-cycles>113</meta:editing-cycles>
    <meta:generator>LibreOffice/7.1.1.2$Windows_X86_64 LibreOffice_project/fe0b08f4af1bacafe4c7ecc87ce55bb426164676</meta:generator>
    <dc:subject>construire une vue en coupe</dc:subject>
    <dc:title>3e - D6 - s2</dc:title>
    <meta:document-statistic meta:table-count="1" meta:image-count="0" meta:object-count="0" meta:page-count="3" meta:paragraph-count="87" meta:word-count="589" meta:character-count="3437" meta:non-whitespace-character-count="2529"/>
  </office:meta>
</office:document-meta>
</file>